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37390012.785576" calcext:value-type="float">
            <text:p><text:s/>37,390,013 <text:s/></text:p>
          </table:table-cell>
          <table:table-cell table:style-name="ce42" office:value-type="float" office:value="4605379.328" calcext:value-type="float">
            <text:p><text:s/>4,605,379 <text:s/></text:p>
          </table:table-cell>
          <table:table-cell table:style-name="ce42" office:value-type="float" office:value="26634556.347576" calcext:value-type="float">
            <text:p><text:s/>26,634,556 <text:s/></text:p>
          </table:table-cell>
          <table:table-cell table:style-name="ce42" office:value-type="float" office:value="240550.13" calcext:value-type="float">
            <text:p><text:s/>240,550 <text:s/></text:p>
          </table:table-cell>
          <table:table-cell table:style-name="ce42" office:value-type="float" office:value="5735772.28" calcext:value-type="float">
            <text:p><text:s/>5,735,7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754.7" calcext:value-type="float">
            <text:p><text:s/>173,7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82793.61" calcext:value-type="float">
            <text:p><text:s/>82,79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3.11" calcext:value-type="float">
            <text:p><text:s/>1,0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770.5" calcext:value-type="float">
            <text:p><text:s/>81,7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838113.980506" calcext:value-type="float">
            <text:p><text:s/>838,114 <text:s/></text:p>
          </table:table-cell>
          <table:table-cell table:style-name="ce42" office:value-type="float" office:value="-158729.368966" calcext:value-type="float">
            <text:p><text:s/>-158,729 <text:s/></text:p>
          </table:table-cell>
          <table:table-cell table:style-name="ce42" office:value-type="float" office:value="434211.056232" calcext:value-type="float">
            <text:p><text:s/>434,211 <text:s/></text:p>
          </table:table-cell>
          <table:table-cell table:style-name="ce42" office:value-type="float" office:value="-4965.68533" calcext:value-type="float">
            <text:p><text:s/>-4,966 <text:s/></text:p>
          </table:table-cell>
          <table:table-cell table:style-name="ce42" office:value-type="float" office:value="471726.06747" calcext:value-type="float">
            <text:p><text:s/>471,7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871.9111" calcext:value-type="float">
            <text:p><text:s/>95,8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36469105.19507" calcext:value-type="float">
            <text:p><text:s/>36,469,105 <text:s/></text:p>
          </table:table-cell>
          <table:table-cell table:style-name="ce43" office:value-type="float" office:value="4764108.696966" calcext:value-type="float">
            <text:p><text:s/>4,764,109 <text:s/></text:p>
          </table:table-cell>
          <table:table-cell table:style-name="ce43" office:value-type="float" office:value="26200345.291344" calcext:value-type="float">
            <text:p><text:s/>26,200,345 <text:s/></text:p>
          </table:table-cell>
          <table:table-cell table:style-name="ce43" office:value-type="float" office:value="244492.70533" calcext:value-type="float">
            <text:p><text:s/>244,493 <text:s/></text:p>
          </table:table-cell>
          <table:table-cell table:style-name="ce43" office:value-type="float" office:value="5264046.21253" calcext:value-type="float">
            <text:p><text:s/>5,264,04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87.7111" calcext:value-type="float">
            <text:p><text:s/>-3,88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764719.692658149" calcext:value-type="float">
            <text:p><text:s/>-764,720 <text:s/></text:p>
          </table:table-cell>
          <table:table-cell table:style-name="ce43" office:value-type="float" office:value="625544.697181" calcext:value-type="float">
            <text:p><text:s/>625,545 <text:s/></text:p>
          </table:table-cell>
          <table:table-cell table:style-name="ce43" office:value-type="float" office:value="-1360040.02255915" calcext:value-type="float">
            <text:p><text:s/>-1,360,040 <text:s/></text:p>
          </table:table-cell>
          <table:table-cell table:style-name="ce43" office:value-type="float" office:value="23528.10709" calcext:value-type="float">
            <text:p><text:s/>23,528 <text:s/></text:p>
          </table:table-cell>
          <table:table-cell table:style-name="ce43" office:value-type="float" office:value="-91742.73227" calcext:value-type="float">
            <text:p><text:s/>-91,74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7990.2579" calcext:value-type="float">
            <text:p><text:s/>37,99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8156793.0736522" calcext:value-type="float">
            <text:p><text:s/>38,156,793 <text:s/></text:p>
          </table:table-cell>
          <table:table-cell table:style-name="ce42" office:value-type="float" office:value="4138563.999785" calcext:value-type="float">
            <text:p><text:s/>4,138,564 <text:s/></text:p>
          </table:table-cell>
          <table:table-cell table:style-name="ce42" office:value-type="float" office:value="24222286.4011215" calcext:value-type="float">
            <text:p><text:s/>24,222,2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55788.9448" calcext:value-type="float">
            <text:p><text:s/>5,355,78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22675.865" calcext:value-type="float">
            <text:p><text:s/>3,422,6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564854.44628815" calcext:value-type="float">
            <text:p><text:s/>5,564,854 <text:s/></text:p>
          </table:table-cell>
          <table:table-cell table:style-name="ce42" office:value-type="float" office:value="4138563.999785" calcext:value-type="float">
            <text:p><text:s/>4,138,564 <text:s/></text:p>
          </table:table-cell>
          <table:table-cell table:style-name="ce42" office:value-type="float" office:value="1426290.44650315" calcext:value-type="float">
            <text:p><text:s/>1,426,2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4515151.9864" calcext:value-type="float">
            <text:p><text:s/>4,515,1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2476.1214" calcext:value-type="float">
            <text:p><text:s/>1,092,47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22675.865" calcext:value-type="float">
            <text:p><text:s/>3,422,6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115499.11" calcext:value-type="float">
            <text:p><text:s/>19,115,4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892799.81" calcext:value-type="float">
            <text:p><text:s/>13,892,8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2699.3" calcext:value-type="float">
            <text:p><text:s/>5,222,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349908.90656" calcext:value-type="float">
            <text:p><text:s/>349,9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9908.90656" calcext:value-type="float">
            <text:p><text:s/>349,9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425978.91472" calcext:value-type="float">
            <text:p><text:s/>425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978.91472" calcext:value-type="float">
            <text:p><text:s/>425,9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8185399.70968403" calcext:value-type="float">
            <text:p><text:s/>8,185,4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7034832.20193837" calcext:value-type="float">
            <text:p><text:s/>7,034,83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33089.6448" calcext:value-type="float">
            <text:p><text:s/>133,09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7324360.9688739" calcext:value-type="float">
            <text:p><text:s/>7,324,3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68384.5" calcext:value-type="float">
            <text:p><text:s/>4,168,3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7324360.9688739" calcext:value-type="float">
            <text:p><text:s/>7,324,3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168384.5" calcext:value-type="float">
            <text:p><text:s/>4,168,3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129224.5510889" calcext:value-type="float">
            <text:p><text:s/>1,129,225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562795.7640459" calcext:value-type="float">
            <text:p><text:s/>562,79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66428.787043" calcext:value-type="float">
            <text:p><text:s/>566,42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81976.3587132" calcext:value-type="float">
            <text:p><text:s/>81,97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64087.8" calcext:value-type="float">
            <text:p><text:s/>64,08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90191.87314777" calcext:value-type="float">
            <text:p><text:s/>5,190,1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38098.91278163" calcext:value-type="float">
            <text:p><text:s/>3,338,099 <text:s/></text:p>
          </table:table-cell>
          <table:table-cell table:style-name="ce44" office:value-type="float" office:value="220964.59824" calcext:value-type="float">
            <text:p><text:s/>220,965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639742.866" calcext:value-type="float">
            <text:p><text:s/>639,743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908036.85454777" calcext:value-type="float">
            <text:p><text:s/>4,908,03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338098.91278163" calcext:value-type="float">
            <text:p><text:s/>3,338,099 <text:s/></text:p>
          </table:table-cell>
          <table:table-cell table:style-name="ce44" office:value-type="float" office:value="191586.92824" calcext:value-type="float">
            <text:p><text:s/>191,587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86965.5174" calcext:value-type="float">
            <text:p><text:s/>386,96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4908036.85454777" calcext:value-type="float">
            <text:p><text:s/>4,908,0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38098.91278163" calcext:value-type="float">
            <text:p><text:s/>3,338,099 <text:s/></text:p>
          </table:table-cell>
          <table:table-cell table:style-name="ce42" office:value-type="float" office:value="191586.92824" calcext:value-type="float">
            <text:p><text:s/>19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965.5174" calcext:value-type="float">
            <text:p><text:s/>386,9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2996.607488" calcext:value-type="float">
            <text:p><text:s/>32,9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996.607488" calcext:value-type="float">
            <text:p><text:s/>32,9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06891.828685578" calcext:value-type="float">
            <text:p><text:s/>206,89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891.828685578" calcext:value-type="float">
            <text:p><text:s/>206,89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07774.522525093" calcext:value-type="float">
            <text:p><text:s/>507,7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7774.522525093" calcext:value-type="float">
            <text:p><text:s/>507,7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96030.32139096" calcext:value-type="float">
            <text:p><text:s/>1,596,0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4991.34429096" calcext:value-type="float">
            <text:p><text:s/>1,594,9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58922.07150761" calcext:value-type="float">
            <text:p><text:s/>1,258,9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58922.07150761" calcext:value-type="float">
            <text:p><text:s/>1,258,9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42262.674738535" calcext:value-type="float">
            <text:p>( 42,263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2262.674738535" calcext:value-type="float">
            <text:p>( 42,26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216659.39676908" calcext:value-type="float">
            <text:p>( 1,216,65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16659.39676908" calcext:value-type="float">
            <text:p>( 1,216,659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57417.274802459" calcext:value-type="float">
            <text:p><text:s/>257,4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417.274802459" calcext:value-type="float">
            <text:p><text:s/>257,4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8651.9979808848" calcext:value-type="float">
            <text:p><text:s/>78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651.9979808848" calcext:value-type="float">
            <text:p><text:s/>78,6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38.9771" calcext:value-type="float">
            <text:p><text:s/>1,039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2655.52" calcext:value-type="float">
            <text:p><text:s/>12,6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655.52" calcext:value-type="float">
            <text:p><text:s/>12,6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861.088" calcext:value-type="float">
            <text:p><text:s/>1,8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1.088" calcext:value-type="float">
            <text:p><text:s/>1,8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0950.63328" calcext:value-type="float">
            <text:p><text:s/>10,95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0950.63328" calcext:value-type="float">
            <text:p><text:s/>10,95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954730.070368" calcext:value-type="float">
            <text:p><text:s/>954,7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4730.070368" calcext:value-type="float">
            <text:p><text:s/>954,7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930747.790048" calcext:value-type="float">
            <text:p><text:s/>930,7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0747.790048" calcext:value-type="float">
            <text:p><text:s/>930,7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982.28032" calcext:value-type="float">
            <text:p><text:s/>23,98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982.28032" calcext:value-type="float">
            <text:p><text:s/>23,9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568898.96466614" calcext:value-type="float">
            <text:p><text:s/>1,568,8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586.92824" calcext:value-type="float">
            <text:p><text:s/>19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965.5174" calcext:value-type="float">
            <text:p><text:s/>386,9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68898.96466614" calcext:value-type="float">
            <text:p><text:s/>1,568,8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1586.92824" calcext:value-type="float">
            <text:p><text:s/>191,58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6965.5174" calcext:value-type="float">
            <text:p><text:s/>386,9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5247.298144" calcext:value-type="float">
            <text:p><text:s/>15,2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247.298144" calcext:value-type="float">
            <text:p><text:s/>15,2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82155.0186" calcext:value-type="float">
            <text:p><text:s/>282,1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77.67" calcext:value-type="float">
            <text:p><text:s/>29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777.3486" calcext:value-type="float">
            <text:p><text:s/>252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82155.0186" calcext:value-type="float">
            <text:p><text:s/>282,15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77.67" calcext:value-type="float">
            <text:p><text:s/>29,37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777.3486" calcext:value-type="float">
            <text:p><text:s/>252,7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5920214.335717" calcext:value-type="float">
            <text:p><text:s/>125,920,21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186037.810783" calcext:value-type="float">
            <text:p><text:s/>96,186,0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41424.293623" calcext:value-type="float">
            <text:p><text:s/>25,741,4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2465351.003" calcext:value-type="float">
            <text:p><text:s/>92,465,3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124762.3579" calcext:value-type="float">
            <text:p><text:s/>67,124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40588.6451" calcext:value-type="float">
            <text:p><text:s/>25,340,58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088836.554668" calcext:value-type="float">
            <text:p><text:s/>2,088,8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8836.554668" calcext:value-type="float">
            <text:p><text:s/>2,088,8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1586249.332595" calcext:value-type="float">
            <text:p><text:s/>1,586,2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86249.332595" calcext:value-type="float">
            <text:p><text:s/>1,586,2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9779777.445454" calcext:value-type="float">
            <text:p><text:s/>29,779,77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386189.56562" calcext:value-type="float">
            <text:p><text:s/>25,386,1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0835.648523" calcext:value-type="float">
            <text:p><text:s/>400,8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6201108.649627" calcext:value-type="float">
            <text:p><text:s/>26,201,1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4640760.314128" calcext:value-type="float">
            <text:p><text:s/>24,640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0928.472133" calcext:value-type="float">
            <text:p><text:s/>260,9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6201108.649627" calcext:value-type="float">
            <text:p><text:s/>26,201,10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4640760.314128" calcext:value-type="float">
            <text:p><text:s/>24,640,76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60928.472133" calcext:value-type="float">
            <text:p><text:s/>260,928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3658.3314086497" calcext:value-type="float">
            <text:p><text:s/>73,658 <text:s/></text:p>
          </table:table-cell>
          <table:table-cell table:style-name="ce41" office:value-type="float" office:value="1952.892" calcext:value-type="float">
            <text:p><text:s/>1,953 <text:s/></text:p>
          </table:table-cell>
          <table:table-cell table:style-name="ce41" office:value-type="float" office:value="71705.4394086497" calcext:value-type="float">
            <text:p><text:s/>71,70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981250.2132027" calcext:value-type="float">
            <text:p><text:s/>54,981,250 <text:s/></text:p>
          </table:table-cell>
          <table:table-cell table:style-name="ce42" office:value-type="float" office:value="38624344.8732" calcext:value-type="float">
            <text:p><text:s/>38,624,3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0730.5673" calcext:value-type="float">
            <text:p><text:s/>230,7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75585.08453301" calcext:value-type="float">
            <text:p><text:s/>1,775,5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977463.3680765" calcext:value-type="float">
            <text:p><text:s/>12,977,4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39624.6631" calcext:value-type="float">
            <text:p><text:s/>539,6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570.220362228" calcext:value-type="float">
            <text:p><text:s/>33,57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5571.61648" calcext:value-type="float">
            <text:p><text:s/>1,195,5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6836.716" calcext:value-type="float">
            <text:p><text:s/>1,866,8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2440.096635917" calcext:value-type="float">
            <text:p><text:s/>662,440 <text:s/></text:p>
          </table:table-cell>
          <table:table-cell table:style-name="ce42" office:value-type="float" office:value="643274.361" calcext:value-type="float">
            <text:p><text:s/>643,274 <text:s/></text:p>
          </table:table-cell>
          <table:table-cell table:style-name="ce42" office:value-type="float" office:value="453.64367802618" calcext:value-type="float">
            <text:p><text:s/>454 <text:s/></text:p>
          </table:table-cell>
          <table:table-cell table:style-name="ce42" office:value-type="float" office:value="-144425.0511" calcext:value-type="float">
            <text:p><text:s/>-144,425 <text:s/></text:p>
          </table:table-cell>
          <table:table-cell table:style-name="ce42" office:value-type="float" office:value="0.000000000011" calcext:value-type="float">
            <text:p><text:s/>0 <text:s/></text:p>
          </table:table-cell>
          <table:table-cell table:style-name="ce42" office:value-type="float" office:value="-404.649895509" calcext:value-type="float">
            <text:p><text:s/>-40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352596.7474189" calcext:value-type="float">
            <text:p><text:s/>38,352,597 <text:s/></text:p>
          </table:table-cell>
          <table:table-cell table:style-name="ce43" office:value-type="float" office:value="37983023.4042" calcext:value-type="float">
            <text:p><text:s/>37,983,023 <text:s/></text:p>
          </table:table-cell>
          <table:table-cell table:style-name="ce43" office:value-type="float" office:value="71251.7957306235" calcext:value-type="float">
            <text:p><text:s/>71,252 <text:s/></text:p>
          </table:table-cell>
          <table:table-cell table:style-name="ce43" office:value-type="float" office:value="-164469.0447" calcext:value-type="float">
            <text:p><text:s/>-164,469 <text:s/></text:p>
          </table:table-cell>
          <table:table-cell table:style-name="ce43" office:value-type="float" office:value="-0.000000000011" calcext:value-type="float">
            <text:p><text:s/>-0 <text:s/></text:p>
          </table:table-cell>
          <table:table-cell table:style-name="ce43" office:value-type="float" office:value="1742419.51406629" calcext:value-type="float">
            <text:p><text:s/>1,742,4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06090.89435714" calcext:value-type="float">
            <text:p><text:s/>3,706,0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3631.41826714" calcext:value-type="float">
            <text:p><text:s/>173,6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11" calcext:value-type="float">
            <text:p><text:s/>0 <text:s/></text:p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195628.471846594" calcext:value-type="float">
            <text:p><text:s/>-195,628 <text:s/></text:p>
          </table:table-cell>
          <table:table-cell table:style-name="ce43" office:value-type="float" office:value="-12150.783" calcext:value-type="float">
            <text:p><text:s/>-12,151 <text:s/></text:p>
          </table:table-cell>
          <table:table-cell table:style-name="ce43" office:value-type="float" office:value="8.28111449844" calcext:value-type="float">
            <text:p><text:s/>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033.23736397079" calcext:value-type="float">
            <text:p><text:s/>-4,03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01968.543544681" calcext:value-type="float">
            <text:p><text:s/>301,969 <text:s/></text:p>
          </table:table-cell>
          <table:table-cell table:style-name="ce42" office:value-type="float" office:value="587915.914492194" calcext:value-type="float">
            <text:p><text:s/>587,916 <text:s/></text:p>
          </table:table-cell>
          <table:table-cell table:style-name="ce42" office:value-type="float" office:value="127593.404908788" calcext:value-type="float">
            <text:p><text:s/>127,593 <text:s/></text:p>
          </table:table-cell>
          <table:table-cell table:style-name="ce42" office:value-type="float" office:value="39466646.40671" calcext:value-type="float">
            <text:p><text:s/>39,466,646 <text:s/></text:p>
          </table:table-cell>
          <table:table-cell table:style-name="ce42" office:value-type="float" office:value="37995174.1872" calcext:value-type="float">
            <text:p><text:s/>37,995,174 <text:s/></text:p>
          </table:table-cell>
          <table:table-cell table:style-name="ce42" office:value-type="float" office:value="71243.5146161251" calcext:value-type="float">
            <text:p><text:s/>71,244 <text:s/></text:p>
          </table:table-cell>
          <table:table-cell table:style-name="ce42" office:value-type="float" office:value="230730.5673" calcext:value-type="float">
            <text:p><text:s/>230,731 <text:s/></text:p>
          </table:table-cell>
          <table:table-cell table:style-name="ce42" office:value-type="float" office:value="271558.587361928" calcext:value-type="float">
            <text:p><text:s/>271,559 <text:s/></text:p>
          </table:table-cell>
          <table:table-cell table:style-name="ce42" office:value-type="float" office:value="709.658809891" calcext:value-type="float">
            <text:p><text:s/>7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297148.2691161" calcext:value-type="float">
            <text:p><text:s/>38,297,148 <text:s/></text:p>
          </table:table-cell>
          <table:table-cell table:style-name="ce42" office:value-type="float" office:value="37995174.1872" calcext:value-type="float">
            <text:p><text:s/>37,995,174 <text:s/></text:p>
          </table:table-cell>
          <table:table-cell table:style-name="ce42" office:value-type="float" office:value="71243.5146161251" calcext:value-type="float">
            <text:p><text:s/>71,244 <text:s/></text:p>
          </table:table-cell>
          <table:table-cell table:style-name="ce42" office:value-type="float" office:value="230730.5673" calcext:value-type="float">
            <text:p><text:s/>230,73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4559.04" calcext:value-type="float">
            <text:p><text:s/>784,5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9.08984" calcext:value-type="float">
            <text:p><text:s/>1,75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424.15968" calcext:value-type="float">
            <text:p><text:s/>12,4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01968.543544681" calcext:value-type="float">
            <text:p><text:s/>301,969 <text:s/></text:p>
          </table:table-cell>
          <table:table-cell table:style-name="ce43" office:value-type="float" office:value="587915.914492194" calcext:value-type="float">
            <text:p><text:s/>587,916 <text:s/></text:p>
          </table:table-cell>
          <table:table-cell table:style-name="ce43" office:value-type="float" office:value="127593.404908788" calcext:value-type="float">
            <text:p><text:s/>127,593 <text:s/></text:p>
          </table:table-cell>
          <table:table-cell table:style-name="ce43" office:value-type="float" office:value="370755.84807391" calcext:value-type="float">
            <text:p><text:s/>370,756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1558.587361928" calcext:value-type="float">
            <text:p><text:s/>271,559 <text:s/></text:p>
          </table:table-cell>
          <table:table-cell table:style-name="ce43" office:value-type="float" office:value="709.658809891" calcext:value-type="float">
            <text:p><text:s/>71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260602.64204" calcext:value-type="float">
            <text:p><text:s/>1,260,603 <text:s/></text:p>
          </table:table-cell>
          <table:table-cell table:style-name="ce42" office:value-type="float" office:value="1647044.6625885" calcext:value-type="float">
            <text:p><text:s/>1,647,045 <text:s/></text:p>
          </table:table-cell>
          <table:table-cell table:style-name="ce42" office:value-type="float" office:value="248329.1642454" calcext:value-type="float">
            <text:p><text:s/>248,329 <text:s/></text:p>
          </table:table-cell>
          <table:table-cell table:style-name="ce42" office:value-type="float" office:value="44486240.5527842" calcext:value-type="float">
            <text:p><text:s/>44,486,2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480.012" calcext:value-type="float">
            <text:p><text:s/>444,480 <text:s/></text:p>
          </table:table-cell>
          <table:table-cell table:style-name="ce42" office:value-type="float" office:value="2379141.0035164" calcext:value-type="float">
            <text:p><text:s/>2,379,141 <text:s/></text:p>
          </table:table-cell>
          <table:table-cell table:style-name="ce42" office:value-type="float" office:value="1122690.09133193" calcext:value-type="float">
            <text:p><text:s/>1,122,6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260602.64204" calcext:value-type="float">
            <text:p><text:s/>1,260,603 <text:s/></text:p>
          </table:table-cell>
          <table:table-cell table:style-name="ce42" office:value-type="float" office:value="1647044.6625885" calcext:value-type="float">
            <text:p><text:s/>1,647,045 <text:s/></text:p>
          </table:table-cell>
          <table:table-cell table:style-name="ce42" office:value-type="float" office:value="248329.1642454" calcext:value-type="float">
            <text:p><text:s/>248,329 <text:s/></text:p>
          </table:table-cell>
          <table:table-cell table:style-name="ce42" office:value-type="float" office:value="41182158.3056568" calcext:value-type="float">
            <text:p><text:s/>41,182,1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4480.012" calcext:value-type="float">
            <text:p><text:s/>444,480 <text:s/></text:p>
          </table:table-cell>
          <table:table-cell table:style-name="ce42" office:value-type="float" office:value="2379141.0035164" calcext:value-type="float">
            <text:p><text:s/>2,379,141 <text:s/></text:p>
          </table:table-cell>
          <table:table-cell table:style-name="ce42" office:value-type="float" office:value="928658.365877718" calcext:value-type="float">
            <text:p><text:s/>928,65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304082.24712742" calcext:value-type="float">
            <text:p><text:s/>3,304,08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94031.725454216" calcext:value-type="float">
            <text:p><text:s/>194,0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44749.3972" calcext:value-type="float">
            <text:p><text:s/>244,749 <text:s/></text:p>
          </table:table-cell>
          <table:table-cell table:style-name="ce42" office:value-type="float" office:value="820412.0858808" calcext:value-type="float">
            <text:p><text:s/>820,412 <text:s/></text:p>
          </table:table-cell>
          <table:table-cell table:style-name="ce42" office:value-type="float" office:value="64063.0680081" calcext:value-type="float">
            <text:p><text:s/>64,063 <text:s/></text:p>
          </table:table-cell>
          <table:table-cell table:style-name="ce42" office:value-type="float" office:value="2572815.33036503" calcext:value-type="float">
            <text:p><text:s/>2,572,81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8769.41896739" calcext:value-type="float">
            <text:p><text:s/>1,998,769 <text:s/></text:p>
          </table:table-cell>
          <table:table-cell table:style-name="ce42" office:value-type="float" office:value="120819.763234449" calcext:value-type="float">
            <text:p><text:s/>120,8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0228.70218" calcext:value-type="float">
            <text:p><text:s/>210,229 <text:s/></text:p>
          </table:table-cell>
          <table:table-cell table:style-name="ce42" office:value-type="float" office:value="288503.9938578" calcext:value-type="float">
            <text:p><text:s/>288,504 <text:s/></text:p>
          </table:table-cell>
          <table:table-cell table:style-name="ce42" office:value-type="float" office:value="64063.0680081" calcext:value-type="float">
            <text:p><text:s/>64,06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34520.69502" calcext:value-type="float">
            <text:p><text:s/>34,521 <text:s/></text:p>
          </table:table-cell>
          <table:table-cell table:style-name="ce42" office:value-type="float" office:value="531908.092023" calcext:value-type="float">
            <text:p><text:s/>531,90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71113.17536503" calcext:value-type="float">
            <text:p><text:s/>2,571,1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98769.41896739" calcext:value-type="float">
            <text:p><text:s/>1,998,769 <text:s/></text:p>
          </table:table-cell>
          <table:table-cell table:style-name="ce42" office:value-type="float" office:value="120819.763234449" calcext:value-type="float">
            <text:p><text:s/>120,8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16.0978" calcext:value-type="float">
            <text:p><text:s/>1,41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2.0572" calcext:value-type="float">
            <text:p><text:s/>2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21.46956" calcext:value-type="float">
            <text:p><text:s/>21 <text:s/></text:p>
          </table:table-cell>
          <table:table-cell table:style-name="ce44" office:value-type="float" office:value="14533.5981315" calcext:value-type="float">
            <text:p><text:s/>14,534 <text:s/></text:p>
          </table:table-cell>
          <table:table-cell table:style-name="ce44" office:value-type="float" office:value="3333.4910217" calcext:value-type="float">
            <text:p><text:s/>3,33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13863.231735319" calcext:value-type="float">
            <text:p><text:s/>713,863 <text:s/></text:p>
          </table:table-cell>
          <table:table-cell table:style-name="ce44" office:value-type="float" office:value="224183.064084006" calcext:value-type="float">
            <text:p><text:s/>224,183 <text:s/></text:p>
          </table:table-cell>
          <table:table-cell table:style-name="ce44" office:value-type="float" office:value="53339.2003068122" calcext:value-type="float">
            <text:p><text:s/>53,339 <text:s/></text:p>
          </table:table-cell>
          <table:table-cell table:style-name="ce44" office:value-type="float" office:value="37288913.1406175" calcext:value-type="float">
            <text:p><text:s/>37,288,91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49280.4" calcext:value-type="float">
            <text:p><text:s/>49,280 <text:s/></text:p>
          </table:table-cell>
          <table:table-cell table:style-name="ce44" office:value-type="float" office:value="108812.997187086" calcext:value-type="float">
            <text:p><text:s/>108,813 <text:s/></text:p>
          </table:table-cell>
          <table:table-cell table:style-name="ce44" office:value-type="float" office:value="2573982.00245072" calcext:value-type="float">
            <text:p><text:s/>2,573,98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13863.231735319" calcext:value-type="float">
            <text:p><text:s/>713,863 <text:s/></text:p>
          </table:table-cell>
          <table:table-cell table:style-name="ce44" office:value-type="float" office:value="224183.064084006" calcext:value-type="float">
            <text:p><text:s/>224,183 <text:s/></text:p>
          </table:table-cell>
          <table:table-cell table:style-name="ce44" office:value-type="float" office:value="53339.2003068122" calcext:value-type="float">
            <text:p><text:s/>53,339 <text:s/></text:p>
          </table:table-cell>
          <table:table-cell table:style-name="ce44" office:value-type="float" office:value="15584521.6447503" calcext:value-type="float">
            <text:p><text:s/>15,584,522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8812.997187086" calcext:value-type="float">
            <text:p><text:s/>108,813 <text:s/></text:p>
          </table:table-cell>
          <table:table-cell table:style-name="ce44" office:value-type="float" office:value="1474556.50514853" calcext:value-type="float">
            <text:p><text:s/>1,474,5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13863.231735319" calcext:value-type="float">
            <text:p><text:s/>713,863 <text:s/></text:p>
          </table:table-cell>
          <table:table-cell table:style-name="ce42" office:value-type="float" office:value="224183.064084006" calcext:value-type="float">
            <text:p><text:s/>224,183 <text:s/></text:p>
          </table:table-cell>
          <table:table-cell table:style-name="ce42" office:value-type="float" office:value="53339.2003068122" calcext:value-type="float">
            <text:p><text:s/>53,339 <text:s/></text:p>
          </table:table-cell>
          <table:table-cell table:style-name="ce42" office:value-type="float" office:value="1210811.85785867" calcext:value-type="float">
            <text:p><text:s/>1,210,8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12.997187086" calcext:value-type="float">
            <text:p><text:s/>108,813 <text:s/></text:p>
          </table:table-cell>
          <table:table-cell table:style-name="ce42" office:value-type="float" office:value="263556.520816871" calcext:value-type="float">
            <text:p><text:s/>263,5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28.537692571" calcext:value-type="float">
            <text:p><text:s/>6,5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20.337692571" calcext:value-type="float">
            <text:p><text:s/>1,82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669.6464385865" calcext:value-type="float">
            <text:p><text:s/>90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80.1868356713" calcext:value-type="float">
            <text:p><text:s/>18,8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2781.580124122" calcext:value-type="float">
            <text:p><text:s/>82,7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93.507544122" calcext:value-type="float">
            <text:p><text:s/>6,6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47.234595791" calcext:value-type="float">
            <text:p><text:s/>4,3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9.314595791" calcext:value-type="float">
            <text:p><text:s/>1,7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6.52776428" calcext:value-type="float">
            <text:p><text:s/>1,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0.53814428" calcext:value-type="float">
            <text:p><text:s/>1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871.0473085292" calcext:value-type="float">
            <text:p><text:s/>36,8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89.76764062944" calcext:value-type="float">
            <text:p><text:s/>1,8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9.875518578" calcext:value-type="float">
            <text:p><text:s/>2,29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50.427338578" calcext:value-type="float">
            <text:p><text:s/>2,0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038.9771" calcext:value-type="float">
            <text:p><text:s/>1,0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667.307899766" calcext:value-type="float">
            <text:p><text:s/>508,6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812.997187086" calcext:value-type="float">
            <text:p><text:s/>108,813 <text:s/></text:p>
          </table:table-cell>
          <table:table-cell table:style-name="ce42" office:value-type="float" office:value="150326.3637128" calcext:value-type="float">
            <text:p><text:s/>150,3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3728.196484207" calcext:value-type="float">
            <text:p><text:s/>353,7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536.8272594" calcext:value-type="float">
            <text:p><text:s/>107,537 <text:s/></text:p>
          </table:table-cell>
          <table:table-cell table:style-name="ce42" office:value-type="float" office:value="75137.838330026" calcext:value-type="float">
            <text:p><text:s/>75,1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1844.159681057" calcext:value-type="float">
            <text:p>( 71,84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6139.874881057" calcext:value-type="float">
            <text:p>( 56,14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79376.70880315" calcext:value-type="float">
            <text:p>( 279,377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7536.8272594" calcext:value-type="float">
            <text:p>( 107,537 <text:s/>)</text:p>
          </table:table-cell>
          <table:table-cell table:style-name="ce45" office:value-type="float" office:value="18997.963448969" calcext:value-type="float">
            <text:p>( 18,99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07.328" calcext:value-type="float">
            <text:p>( 2,507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985.2946888266" calcext:value-type="float">
            <text:p><text:s/>54,98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6.16992768624" calcext:value-type="float">
            <text:p><text:s/>1,27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811.4970302534" calcext:value-type="float">
            <text:p><text:s/>25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2.605686295" calcext:value-type="float">
            <text:p><text:s/>1,22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038.9771" calcext:value-type="float">
            <text:p><text:s/>1,039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4142.319696479" calcext:value-type="float">
            <text:p><text:s/>74,14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73965.919696479" calcext:value-type="float">
            <text:p><text:s/>73,9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50.587289929" calcext:value-type="float">
            <text:p><text:s/>27,7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07.906209929" calcext:value-type="float">
            <text:p><text:s/>7,3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708.340694392" calcext:value-type="float">
            <text:p><text:s/>11,7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84.320354392" calcext:value-type="float">
            <text:p><text:s/>2,08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1561.25721825" calcext:value-type="float">
            <text:p><text:s/>31,56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0147.82079825" calcext:value-type="float">
            <text:p><text:s/>10,1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6408.36937866" calcext:value-type="float">
            <text:p><text:s/>186,40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305.75547866" calcext:value-type="float">
            <text:p><text:s/>7,3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768.40532056" calcext:value-type="float">
            <text:p><text:s/>32,7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27808056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3639.9640581" calcext:value-type="float">
            <text:p><text:s/>153,6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33.4773981" calcext:value-type="float">
            <text:p><text:s/>7,2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7478.801526344" calcext:value-type="float">
            <text:p>( 17,47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277.081526344" calcext:value-type="float">
            <text:p>( 5,277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12086.992931756" calcext:value-type="float">
            <text:p>( 112,087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956.395871756" calcext:value-type="float">
            <text:p>( 1,956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12824.254635319" calcext:value-type="float">
            <text:p><text:s/>712,824 <text:s/></text:p>
          </table:table-cell>
          <table:table-cell table:style-name="ce42" office:value-type="float" office:value="224183.064084006" calcext:value-type="float">
            <text:p><text:s/>224,183 <text:s/></text:p>
          </table:table-cell>
          <table:table-cell table:style-name="ce42" office:value-type="float" office:value="53339.2003068122" calcext:value-type="float">
            <text:p><text:s/>53,339 <text:s/></text:p>
          </table:table-cell>
          <table:table-cell table:style-name="ce42" office:value-type="float" office:value="129498.607158594" calcext:value-type="float">
            <text:p><text:s/>129,4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617.852098594" calcext:value-type="float">
            <text:p><text:s/>17,6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12824.254635319" calcext:value-type="float">
            <text:p><text:s/>712,824 <text:s/></text:p>
          </table:table-cell>
          <table:table-cell table:style-name="ce42" office:value-type="float" office:value="224183.064084006" calcext:value-type="float">
            <text:p><text:s/>224,183 <text:s/></text:p>
          </table:table-cell>
          <table:table-cell table:style-name="ce42" office:value-type="float" office:value="53339.2003068122" calcext:value-type="float">
            <text:p><text:s/>53,339 <text:s/></text:p>
          </table:table-cell>
          <table:table-cell table:style-name="ce42" office:value-type="float" office:value="90731.103946575" calcext:value-type="float">
            <text:p><text:s/>90,7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50.695446575" calcext:value-type="float">
            <text:p><text:s/>9,7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767.503212019" calcext:value-type="float">
            <text:p><text:s/>38,7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67.156652019" calcext:value-type="float">
            <text:p><text:s/>7,8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3628.474435176" calcext:value-type="float">
            <text:p>( 33,62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7319.279875176" calcext:value-type="float">
            <text:p>( 7,31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45.661714626" calcext:value-type="float">
            <text:p><text:s/>30,3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214.223034626" calcext:value-type="float">
            <text:p><text:s/>19,214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879.118505215" calcext:value-type="float">
            <text:p><text:s/>5,87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640.447405215" calcext:value-type="float">
            <text:p><text:s/>3,64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27.778143949" calcext:value-type="float">
            <text:p><text:s/>11,3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23.972623949" calcext:value-type="float">
            <text:p><text:s/>3,4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962.203676279" calcext:value-type="float">
            <text:p>( 7,96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37.900676279" calcext:value-type="float">
            <text:p>( 1,63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614.012421153" calcext:value-type="float">
            <text:p><text:s/>21,6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848.239921153" calcext:value-type="float">
            <text:p><text:s/>8,8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.2028975" calcext:value-type="float">
            <text:p><text:s/>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2028975" calcext:value-type="float">
            <text:p><text:s/>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.73246" calcext:value-type="float">
            <text:p><text:s/>1,0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35.4289840168" calcext:value-type="float">
            <text:p><text:s/>10,7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88.00365016" calcext:value-type="float">
            <text:p><text:s/>9,58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6.33649016" calcext:value-type="float">
            <text:p><text:s/>34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029458.9906242" calcext:value-type="float">
            <text:p><text:s/>12,029,45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28.6868841545" calcext:value-type="float">
            <text:p><text:s/>13,5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697.2096" calcext:value-type="float">
            <text:p><text:s/>71,69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899481.5468642" calcext:value-type="float">
            <text:p><text:s/>11,899,4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528.6868841545" calcext:value-type="float">
            <text:p><text:s/>13,5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.4" calcext:value-type="float">
            <text:p><text:s/>1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145.83416" calcext:value-type="float">
            <text:p><text:s/>58,1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4133.47716" calcext:value-type="float">
            <text:p><text:s/>424,1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313.29248" calcext:value-type="float">
            <text:p><text:s/>70,3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53820.18468" calcext:value-type="float">
            <text:p><text:s/>353,82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2535.073405518" calcext:value-type="float">
            <text:p><text:s/>832,53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9889.051745518" calcext:value-type="float">
            <text:p><text:s/>109,8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8737.409564939" calcext:value-type="float">
            <text:p><text:s/>178,7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06.90940493919" calcext:value-type="float">
            <text:p><text:s/>1,4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025.493471265" calcext:value-type="float">
            <text:p><text:s/>109,02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4011.025971265" calcext:value-type="float">
            <text:p><text:s/>104,01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42.7495021" calcext:value-type="float">
            <text:p><text:s/>26,6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4.7886021" calcext:value-type="float">
            <text:p><text:s/>9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.87872" calcext:value-type="float">
            <text:p><text:s/>1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887.0054" calcext:value-type="float">
            <text:p><text:s/>7,8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8.82266" calcext:value-type="float">
            <text:p><text:s/>6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12.46637731836" calcext:value-type="float">
            <text:p><text:s/>7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24.999837318356" calcext:value-type="float">
            <text:p><text:s/>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15.27184437554" calcext:value-type="float">
            <text:p><text:s/>9,4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.104804375534" calcext:value-type="float">
            <text:p><text:s/>2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6777.332890115" calcext:value-type="float">
            <text:p><text:s/>396,7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780390115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5966.6429754048" calcext:value-type="float">
            <text:p><text:s/>95,96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816.44273540479" calcext:value-type="float">
            <text:p><text:s/>2,816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087582.24570199" calcext:value-type="float">
            <text:p><text:s/>1,087,582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87582.24570199" calcext:value-type="float">
            <text:p><text:s/>1,087,5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04391.4958672" calcext:value-type="float">
            <text:p><text:s/>21,704,3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80.4" calcext:value-type="float">
            <text:p><text:s/>49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9425.49730219" calcext:value-type="float">
            <text:p><text:s/>1,099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704391.4958672" calcext:value-type="float">
            <text:p><text:s/>21,704,39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80.4" calcext:value-type="float">
            <text:p><text:s/>49,2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9425.49730219" calcext:value-type="float">
            <text:p><text:s/>1,099,4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8156329.4364422" calcext:value-type="float">
            <text:p>( 18,156,3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099425.49730219" calcext:value-type="float">
            <text:p>( 1,099,42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179829.865696" calcext:value-type="float">
            <text:p><text:s/>1,179,830 <text:s/></text:p>
          </table:table-cell>
          <table:table-cell table:style-name="ce42" office:value-type="float" office:value="2310105.395176" calcext:value-type="float">
            <text:p><text:s/>2,310,105 <text:s/></text:p>
          </table:table-cell>
          <table:table-cell table:style-name="ce42" office:value-type="float" office:value="502816.970439" calcext:value-type="float">
            <text:p><text:s/>502,817 <text:s/></text:p>
          </table:table-cell>
          <table:table-cell table:style-name="ce42" office:value-type="float" office:value="4420692.910594" calcext:value-type="float">
            <text:p><text:s/>4,420,69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29.230611" calcext:value-type="float">
            <text:p><text:s/>830,9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37562.525" calcext:value-type="float">
            <text:p><text:s/>3,137,5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48.445331" calcext:value-type="float">
            <text:p><text:s/>32,14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973.351224" calcext:value-type="float">
            <text:p><text:s/>42,97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1179829.865696" calcext:value-type="float">
            <text:p><text:s/>1,179,830 <text:s/></text:p>
          </table:table-cell>
          <table:table-cell table:style-name="ce42" office:value-type="float" office:value="2310105.395176" calcext:value-type="float">
            <text:p><text:s/>2,310,105 <text:s/></text:p>
          </table:table-cell>
          <table:table-cell table:style-name="ce42" office:value-type="float" office:value="502816.970439" calcext:value-type="float">
            <text:p><text:s/>502,817 <text:s/></text:p>
          </table:table-cell>
          <table:table-cell table:style-name="ce42" office:value-type="float" office:value="1208008.589039" calcext:value-type="float">
            <text:p><text:s/>1,208,00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0929.230611" calcext:value-type="float">
            <text:p><text:s/>830,92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367765.464069" calcext:value-type="float">
            <text:p><text:s/>367,765 <text:s/></text:p>
          </table:table-cell>
          <table:table-cell table:style-name="ce42" office:value-type="float" office:value="748718.650899" calcext:value-type="float">
            <text:p><text:s/>748,719 <text:s/></text:p>
          </table:table-cell>
          <table:table-cell table:style-name="ce42" office:value-type="float" office:value="182935.748398" calcext:value-type="float">
            <text:p><text:s/>182,936 <text:s/></text:p>
          </table:table-cell>
          <table:table-cell table:style-name="ce42" office:value-type="float" office:value="2693676.615434" calcext:value-type="float">
            <text:p><text:s/>2,693,67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49956.547326" calcext:value-type="float">
            <text:p><text:s/>1,349,957 <text:s/></text:p>
          </table:table-cell>
          <table:table-cell table:style-name="ce42" office:value-type="float" office:value="23228.244276" calcext:value-type="float">
            <text:p><text:s/>23,22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367765.464069" calcext:value-type="float">
            <text:p><text:s/>367,765 <text:s/></text:p>
          </table:table-cell>
          <table:table-cell table:style-name="ce43" office:value-type="float" office:value="748718.650899" calcext:value-type="float">
            <text:p><text:s/>748,719 <text:s/></text:p>
          </table:table-cell>
          <table:table-cell table:style-name="ce43" office:value-type="float" office:value="182935.748398" calcext:value-type="float">
            <text:p><text:s/>182,936 <text:s/></text:p>
          </table:table-cell>
          <table:table-cell table:style-name="ce43" office:value-type="float" office:value="2693676.615434" calcext:value-type="float">
            <text:p><text:s/>2,693,677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349956.547326" calcext:value-type="float">
            <text:p><text:s/>1,349,957 <text:s/></text:p>
          </table:table-cell>
          <table:table-cell table:style-name="ce43" office:value-type="float" office:value="23228.244276" calcext:value-type="float">
            <text:p><text:s/>23,22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57702.32038" calcext:value-type="float">
            <text:p><text:s/>11,357,702 <text:s/></text:p>
          </table:table-cell>
          <table:table-cell table:number-columns-repeated="2" table:style-name="ce42" office:value-type="float" office:value="191292.60696" calcext:value-type="float">
            <text:p><text:s/>191,29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837.8856" calcext:value-type="float">
            <text:p><text:s/>73,8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8030.401297122" calcext:value-type="float">
            <text:p><text:s/>168,030 <text:s/></text:p>
          </table:table-cell>
          <table:table-cell table:number-columns-repeated="2" table:style-name="ce42" office:value-type="float" office:value="1813403.31198" calcext:value-type="float">
            <text:p><text:s/>1,813,40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1278.1216" calcext:value-type="float">
            <text:p><text:s/>791,2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1866836.716" calcext:value-type="float">
            <text:p><text:s/>1,866,8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4942.37424" calcext:value-type="float">
            <text:p><text:s/>184,942 <text:s/></text:p>
          </table:table-cell>
          <table:table-cell table:number-columns-repeated="2" table:style-name="ce42" office:value-type="float" office:value="12470.68992" calcext:value-type="float">
            <text:p><text:s/>12,4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5091.9744" calcext:value-type="float">
            <text:p><text:s/>-5,092 <text:s/></text:p>
          </table:table-cell>
          <table:table-cell table:style-name="ce42" office:value-type="float" office:value="-374.76075" calcext:value-type="float">
            <text:p><text:s/>-37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004729.5448429" calcext:value-type="float">
            <text:p><text:s/>11,004,730 <text:s/></text:p>
          </table:table-cell>
          <table:table-cell table:number-columns-repeated="2" table:style-name="ce43" office:value-type="float" office:value="-1634581.39494" calcext:value-type="float">
            <text:p><text:s/>-1,634,58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579184.9776" calcext:value-type="float">
            <text:p><text:s/>-2,579,185 <text:s/></text:p>
          </table:table-cell>
          <table:table-cell table:style-name="ce43" office:value-type="float" office:value="374.76075" calcext:value-type="float">
            <text:p><text:s/>37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68070.1213" calcext:value-type="float">
            <text:p><text:s/>2,368,070 <text:s/></text:p>
          </table:table-cell>
          <table:table-cell table:number-columns-repeated="2" table:style-name="ce42" office:value-type="float" office:value="47279.466" calcext:value-type="float">
            <text:p><text:s/>47,2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3418.8624" calcext:value-type="float">
            <text:p><text:s/>143,419 <text:s/></text:p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473.4542428779" calcext:value-type="float">
            <text:p><text:s/>46,473 <text:s/></text:p>
          </table:table-cell>
          <table:table-cell table:number-columns-repeated="2" table:style-name="ce43" office:value-type="float" office:value="-53637.52758" calcext:value-type="float">
            <text:p><text:s/>-53,63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1345.6944" calcext:value-type="float">
            <text:p><text:s/>261,346 <text:s/></text:p>
          </table:table-cell>
          <table:table-cell table:style-name="ce43" office:value-type="float" office:value="113.23955" calcext:value-type="float">
            <text:p><text:s/>11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66717.96984" calcext:value-type="float">
            <text:p><text:s/>8,466,718 <text:s/></text:p>
          </table:table-cell>
          <table:table-cell table:number-columns-repeated="2" table:style-name="ce42" office:value-type="float" office:value="9561228.00282" calcext:value-type="float">
            <text:p><text:s/>9,561,2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8998.5616" calcext:value-type="float">
            <text:p><text:s/>3,228,999 <text:s/></text:p>
          </table:table-cell>
          <table:table-cell table:style-name="ce42" office:value-type="float" office:value="4321.4595" calcext:value-type="float">
            <text:p><text:s/>4,32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66717.96984" calcext:value-type="float">
            <text:p><text:s/>8,466,718 <text:s/></text:p>
          </table:table-cell>
          <table:table-cell table:number-columns-repeated="2" table:style-name="ce42" office:value-type="float" office:value="6707276.5007244" calcext:value-type="float">
            <text:p><text:s/>6,707,27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28998.5616" calcext:value-type="float">
            <text:p><text:s/>3,228,999 <text:s/></text:p>
          </table:table-cell>
          <table:table-cell table:style-name="ce42" office:value-type="float" office:value="4321.4595" calcext:value-type="float">
            <text:p><text:s/>4,32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853951.5020956" calcext:value-type="float">
            <text:p><text:s/>2,853,952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156.79026" calcext:value-type="float">
            <text:p><text:s/>3,15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6558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27.2671" calcext:value-type="float">
            <text:p><text:s/>1,72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6558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16.0978" calcext:value-type="float">
            <text:p><text:s/>1,4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3.42536" calcext:value-type="float">
            <text:p><text:s/>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7056903.93914" calcext:value-type="float">
            <text:p><text:s/>17,056,904 <text:s/></text:p>
          </table:table-cell>
          <table:table-cell table:number-columns-repeated="2" table:style-name="ce44" office:value-type="float" office:value="7929847.8792" calcext:value-type="float">
            <text:p><text:s/>7,929,84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5049.0272" calcext:value-type="float">
            <text:p><text:s/>245,049 <text:s/></text:p>
          </table:table-cell>
          <table:table-cell table:style-name="ce44" office:value-type="float" office:value="4577.9249" calcext:value-type="float">
            <text:p><text:s/>4,57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7929847.8792" calcext:value-type="float">
            <text:p><text:s/>7,929,848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5049.0272" calcext:value-type="float">
            <text:p><text:s/>245,049 <text:s/></text:p>
          </table:table-cell>
          <table:table-cell table:style-name="ce44" office:value-type="float" office:value="4577.9249" calcext:value-type="float">
            <text:p><text:s/>4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541.21226" calcext:value-type="float">
            <text:p><text:s/>4,54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1.6" calcext:value-type="float">
            <text:p><text:s/>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3.2693" calcext:value-type="float">
            <text:p><text:s/>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.72138" calcext:value-type="float">
            <text:p><text:s/>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.00822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.55352" calcext:value-type="float">
            <text:p><text:s/>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16426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1.6" calcext:value-type="float">
            <text:p><text:s/>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1.6" calcext:value-type="float">
            <text:p><text:s/>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5.62368" calcext:value-type="float">
            <text:p><text:s/>1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" calcext:value-type="float">
            <text:p><text:s/>50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56998" calcext:value-type="float">
            <text:p><text:s/>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2.81502" calcext:value-type="float">
            <text:p><text:s/>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.43846" calcext:value-type="float">
            <text:p><text:s/>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2.59388" calcext:value-type="float">
            <text:p><text:s/>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8445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4.84458" calcext:value-type="float">
            <text:p>( 5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.82874" calcext:value-type="float">
            <text:p><text:s/>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9.82874" calcext:value-type="float">
            <text:p><text:s/>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.0296" calcext:value-type="float">
            <text:p><text:s/>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131.69286" calcext:value-type="float">
            <text:p><text:s/>1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6.44152" calcext:value-type="float">
            <text:p><text:s/>1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number-columns-repeated="2" table:style-name="ce45" office:value-type="float" office:value="30.85368" calcext:value-type="float">
            <text:p>( 31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37.40462" calcext:value-type="float">
            <text:p><text:s/>3,4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.07746" calcext:value-type="float">
            <text:p><text:s/>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74.09424" calcext:value-type="float">
            <text:p><text:s/>3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05.4794" calcext:value-type="float">
            <text:p><text:s/>1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82592.05266" calcext:value-type="float">
            <text:p><text:s/>7,882,5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97.2096" calcext:value-type="float">
            <text:p><text:s/>71,6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71697.2096" calcext:value-type="float">
            <text:p><text:s/>71,6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7882592.05266" calcext:value-type="float">
            <text:p><text:s/>7,882,5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13.633" calcext:value-type="float">
            <text:p><text:s/>9,2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9213.633" calcext:value-type="float">
            <text:p><text:s/>9,21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3500.98128" calcext:value-type="float">
            <text:p><text:s/>33,50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70.2176" calcext:value-type="float">
            <text:p><text:s/>172,770 <text:s/></text:p>
          </table:table-cell>
          <table:table-cell table:style-name="ce42" office:value-type="float" office:value="4577.9249" calcext:value-type="float">
            <text:p><text:s/>4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2.1211" calcext:value-type="float">
            <text:p><text:s/>1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15.464" calcext:value-type="float">
            <text:p><text:s/>1,8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9.61636" calcext:value-type="float">
            <text:p><text:s/>66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62.4609" calcext:value-type="float">
            <text:p><text:s/>2,7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204.97176" calcext:value-type="float">
            <text:p><text:s/>6,2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79.29898" calcext:value-type="float">
            <text:p><text:s/>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803.8279" calcext:value-type="float">
            <text:p><text:s/>5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9.17796" calcext:value-type="float">
            <text:p><text:s/>6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9370.57382" calcext:value-type="float">
            <text:p><text:s/>19,37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2765.0976" calcext:value-type="float">
            <text:p><text:s/>172,76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71.3934" calcext:value-type="float">
            <text:p><text:s/>71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.12" calcext:value-type="float">
            <text:p><text:s/>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56903.93914" calcext:value-type="float">
            <text:p><text:s/>17,056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56903.93914" calcext:value-type="float">
            <text:p><text:s/>17,056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056903.93914" calcext:value-type="float">
            <text:p>( 17,056,90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5169.05696" calcext:value-type="float">
            <text:p><text:s/>555,169 <text:s/></text:p>
          </table:table-cell>
          <table:table-cell table:style-name="ce42" office:value-type="float" office:value="1112.3964" calcext:value-type="float">
            <text:p><text:s/>1,112 <text:s/></text:p>
          </table:table-cell>
          <table:table-cell table:style-name="ce42" office:value-type="float" office:value="303654.72" calcext:value-type="float">
            <text:p><text:s/>303,655 <text:s/></text:p>
          </table:table-cell>
          <table:table-cell table:style-name="ce42" office:value-type="float" office:value="110440" calcext:value-type="float">
            <text:p><text:s/>110,440 <text:s/></text:p>
          </table:table-cell>
          <table:table-cell table:style-name="ce42" office:value-type="float" office:value="1550192.28676969" calcext:value-type="float">
            <text:p><text:s/>1,550,192 <text:s/></text:p>
          </table:table-cell>
          <table:table-cell table:style-name="ce42" office:value-type="float" office:value="127178.1" calcext:value-type="float">
            <text:p><text:s/>127,178 <text:s/></text:p>
          </table:table-cell>
          <table:table-cell table:style-name="ce42" office:value-type="float" office:value="29218.24" calcext:value-type="float">
            <text:p><text:s/>29,218 <text:s/></text:p>
          </table:table-cell>
          <table:table-cell table:style-name="ce42" office:value-type="float" office:value="50792.0751" calcext:value-type="float">
            <text:p><text:s/>50,79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566244.51672" calcext:value-type="float">
            <text:p><text:s/>6,566,245 <text:s/></text:p>
          </table:table-cell>
          <table:table-cell table:style-name="ce42" office:value-type="float" office:value="1593612.0096" calcext:value-type="float">
            <text:p><text:s/>1,593,612 <text:s/></text:p>
          </table:table-cell>
          <table:table-cell table:style-name="ce42" office:value-type="float" office:value="158.76" calcext:value-type="float">
            <text:p><text:s/>159 <text:s/></text:p>
          </table:table-cell>
          <table:table-cell table:style-name="ce42" office:value-type="float" office:value="553964.16" calcext:value-type="float">
            <text:p><text:s/>553,964 <text:s/></text:p>
          </table:table-cell>
          <table:table-cell table:style-name="ce42" office:value-type="float" office:value="239421" calcext:value-type="float">
            <text:p><text:s/>239,421 <text:s/></text:p>
          </table:table-cell>
          <table:table-cell table:style-name="ce42" office:value-type="float" office:value="63737.5156241795" calcext:value-type="float">
            <text:p><text:s/>63,738 <text:s/></text:p>
          </table:table-cell>
          <table:table-cell table:style-name="ce42" office:value-type="float" office:value="4774.5" calcext:value-type="float">
            <text:p><text:s/>4,775 <text:s/></text:p>
          </table:table-cell>
          <table:table-cell table:style-name="ce42" office:value-type="float" office:value="499554.5944" calcext:value-type="float">
            <text:p><text:s/>499,555 <text:s/></text:p>
          </table:table-cell>
          <table:table-cell table:style-name="ce42" office:value-type="float" office:value="110089.593393" calcext:value-type="float">
            <text:p><text:s/>110,0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39720.0056" calcext:value-type="float">
            <text:p><text:s/>139,720 <text:s/></text:p>
          </table:table-cell>
          <table:table-cell table:style-name="ce42" office:value-type="float" office:value="1055849.11488" calcext:value-type="float">
            <text:p><text:s/>1,055,84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496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67956.4166" calcext:value-type="float">
            <text:p><text:s/>-167,956 <text:s/></text:p>
          </table:table-cell>
          <table:table-cell table:style-name="ce42" office:value-type="float" office:value="47289.92736" calcext:value-type="float">
            <text:p><text:s/>47,290 <text:s/></text:p>
          </table:table-cell>
          <table:table-cell table:style-name="ce42" office:value-type="float" office:value="-667.8612" calcext:value-type="float">
            <text:p><text:s/>-668 <text:s/></text:p>
          </table:table-cell>
          <table:table-cell table:style-name="ce42" office:value-type="float" office:value="16813.07712" calcext:value-type="float">
            <text:p><text:s/>16,813 <text:s/></text:p>
          </table:table-cell>
          <table:table-cell table:style-name="ce42" office:value-type="float" office:value="-7392.506" calcext:value-type="float">
            <text:p><text:s/>-7,393 <text:s/></text:p>
          </table:table-cell>
          <table:table-cell table:style-name="ce42" office:value-type="float" office:value="-4748.14614000004" calcext:value-type="float">
            <text:p><text:s/>-4,7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55133.0936" calcext:value-type="float">
            <text:p><text:s/>-55,133 <text:s/></text:p>
          </table:table-cell>
          <table:table-cell table:style-name="ce42" office:value-type="float" office:value="143390.4830034" calcext:value-type="float">
            <text:p><text:s/>143,39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6538008.10572" calcext:value-type="float">
            <text:p><text:s/>-6,538,008 <text:s/></text:p>
          </table:table-cell>
          <table:table-cell table:style-name="ce43" office:value-type="float" office:value="-2141581.99488" calcext:value-type="float">
            <text:p><text:s/>-2,141,582 <text:s/></text:p>
          </table:table-cell>
          <table:table-cell table:style-name="ce43" office:value-type="float" office:value="1621.4976" calcext:value-type="float">
            <text:p><text:s/>1,621 <text:s/></text:p>
          </table:table-cell>
          <table:table-cell table:style-name="ce43" office:value-type="float" office:value="-267125.01312" calcext:value-type="float">
            <text:p><text:s/>-267,125 <text:s/></text:p>
          </table:table-cell>
          <table:table-cell table:style-name="ce43" office:value-type="float" office:value="-121588.494" calcext:value-type="float">
            <text:p><text:s/>-121,588 <text:s/></text:p>
          </table:table-cell>
          <table:table-cell table:style-name="ce43" office:value-type="float" office:value="1491202.91728551" calcext:value-type="float">
            <text:p><text:s/>1,491,203 <text:s/></text:p>
          </table:table-cell>
          <table:table-cell table:style-name="ce43" office:value-type="float" office:value="122403.6" calcext:value-type="float">
            <text:p><text:s/>122,404 <text:s/></text:p>
          </table:table-cell>
          <table:table-cell table:style-name="ce43" office:value-type="float" office:value="-415203.2608" calcext:value-type="float">
            <text:p><text:s/>-415,203 <text:s/></text:p>
          </table:table-cell>
          <table:table-cell table:style-name="ce43" office:value-type="float" office:value="-202688.0012964" calcext:value-type="float">
            <text:p><text:s/>-202,6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91190.65284" calcext:value-type="float">
            <text:p><text:s/>91,191 <text:s/></text:p>
          </table:table-cell>
          <table:table-cell table:style-name="ce42" office:value-type="float" office:value="879625.04544" calcext:value-type="float">
            <text:p><text:s/>879,625 <text:s/></text:p>
          </table:table-cell>
          <table:table-cell table:style-name="ce42" office:value-type="float" office:value="1127.6055" calcext:value-type="float">
            <text:p><text:s/>1,128 <text:s/></text:p>
          </table:table-cell>
          <table:table-cell table:style-name="ce42" office:value-type="float" office:value="375.94944" calcext:value-type="float">
            <text:p><text:s/>3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07.65747" calcext:value-type="float">
            <text:p><text:s/>1,20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.7157" calcext:value-type="float">
            <text:p><text:s/>16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66711.99696" calcext:value-type="float">
            <text:p><text:s/>-66,712 <text:s/></text:p>
          </table:table-cell>
          <table:table-cell table:style-name="ce43" office:value-type="float" office:value="-367035.59625" calcext:value-type="float">
            <text:p><text:s/>-367,03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56346.7321415628" calcext:value-type="float">
            <text:p><text:s/>56,347 <text:s/></text:p>
          </table:table-cell>
          <table:table-cell table:style-name="ce42" office:value-type="float" office:value="823585.927034654" calcext:value-type="float">
            <text:p><text:s/>823,5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297.2322458748" calcext:value-type="float">
            <text:p><text:s/>17,2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54949.44" calcext:value-type="float">
            <text:p><text:s/>54,949 <text:s/></text:p>
          </table:table-cell>
          <table:table-cell table:style-name="ce42" office:value-type="float" office:value="729609.6" calcext:value-type="float">
            <text:p><text:s/>729,6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81.44472" calcext:value-type="float">
            <text:p><text:s/>81 <text:s/></text:p>
          </table:table-cell>
          <table:table-cell table:style-name="ce42" office:value-type="float" office:value="1677.64512" calcext:value-type="float">
            <text:p><text:s/>1,6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424.15968" calcext:value-type="float">
            <text:p><text:s/>12,4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15.8474215628" calcext:value-type="float">
            <text:p><text:s/>1,316 <text:s/></text:p>
          </table:table-cell>
          <table:table-cell table:style-name="ce43" office:value-type="float" office:value="79874.5222346538" calcext:value-type="float">
            <text:p><text:s/>79,87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17297.2322458748" calcext:value-type="float">
            <text:p><text:s/>17,2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1517563.05392" calcext:value-type="float">
            <text:p><text:s/>11,517,563 <text:s/></text:p>
          </table:table-cell>
          <table:table-cell table:style-name="ce42" office:value-type="float" office:value="4486585.16439" calcext:value-type="float">
            <text:p><text:s/>4,486,585 <text:s/></text:p>
          </table:table-cell>
          <table:table-cell table:style-name="ce42" office:value-type="float" office:value="509.6079" calcext:value-type="float">
            <text:p><text:s/>510 <text:s/></text:p>
          </table:table-cell>
          <table:table-cell table:style-name="ce42" office:value-type="float" office:value="774616.96896" calcext:value-type="float">
            <text:p><text:s/>774,617 <text:s/></text:p>
          </table:table-cell>
          <table:table-cell table:style-name="ce42" office:value-type="float" office:value="575493.618" calcext:value-type="float">
            <text:p><text:s/>575,494 <text:s/></text:p>
          </table:table-cell>
          <table:table-cell table:style-name="ce42" office:value-type="float" office:value="34295.02564" calcext:value-type="float">
            <text:p><text:s/>34,2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6239.78" calcext:value-type="float">
            <text:p><text:s/>786,240 <text:s/></text:p>
          </table:table-cell>
          <table:table-cell table:style-name="ce42" office:value-type="float" office:value="1103360.2333659" calcext:value-type="float">
            <text:p><text:s/>1,103,3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1400960.2002128" calcext:value-type="float">
            <text:p><text:s/>11,400,960 <text:s/></text:p>
          </table:table-cell>
          <table:table-cell table:style-name="ce42" office:value-type="float" office:value="4486585.16439" calcext:value-type="float">
            <text:p><text:s/>4,486,585 <text:s/></text:p>
          </table:table-cell>
          <table:table-cell table:style-name="ce42" office:value-type="float" office:value="509.6079" calcext:value-type="float">
            <text:p><text:s/>510 <text:s/></text:p>
          </table:table-cell>
          <table:table-cell table:style-name="ce42" office:value-type="float" office:value="774616.96896" calcext:value-type="float">
            <text:p><text:s/>774,617 <text:s/></text:p>
          </table:table-cell>
          <table:table-cell table:style-name="ce42" office:value-type="float" office:value="575493.618" calcext:value-type="float">
            <text:p><text:s/>575,494 <text:s/></text:p>
          </table:table-cell>
          <table:table-cell table:style-name="ce42" office:value-type="float" office:value="34295.02564" calcext:value-type="float">
            <text:p><text:s/>34,29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86239.78" calcext:value-type="float">
            <text:p><text:s/>786,240 <text:s/></text:p>
          </table:table-cell>
          <table:table-cell table:style-name="ce42" office:value-type="float" office:value="963864.0674955" calcext:value-type="float">
            <text:p><text:s/>963,86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16602.8537072" calcext:value-type="float">
            <text:p><text:s/>116,60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39496.1658704" calcext:value-type="float">
            <text:p><text:s/>139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1888.9788" calcext:value-type="float">
            <text:p><text:s/>31,889 <text:s/></text:p>
          </table:table-cell>
          <table:table-cell table:style-name="ce42" office:value-type="float" office:value="65493.675549072" calcext:value-type="float">
            <text:p><text:s/>65,4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050.12" calcext:value-type="float">
            <text:p><text:s/>318,050 <text:s/></text:p>
          </table:table-cell>
          <table:table-cell table:style-name="ce42" office:value-type="float" office:value="34634.9277541252" calcext:value-type="float">
            <text:p><text:s/>34,6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880.34696" calcext:value-type="float">
            <text:p><text:s/>31,880 <text:s/></text:p>
          </table:table-cell>
          <table:table-cell table:style-name="ce42" office:value-type="float" office:value="65229.675549072" calcext:value-type="float">
            <text:p><text:s/>65,2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8050.12" calcext:value-type="float">
            <text:p><text:s/>318,050 <text:s/></text:p>
          </table:table-cell>
          <table:table-cell table:style-name="ce42" office:value-type="float" office:value="34634.9277541252" calcext:value-type="float">
            <text:p><text:s/>34,6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4" calcext:value-type="float">
            <text:p><text:s/>2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8.63184" calcext:value-type="float">
            <text:p><text:s/>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866840.58137844" calcext:value-type="float">
            <text:p><text:s/>4,866,841 <text:s/></text:p>
          </table:table-cell>
          <table:table-cell table:style-name="ce44" office:value-type="float" office:value="943334.117736274" calcext:value-type="float">
            <text:p><text:s/>943,334 <text:s/></text:p>
          </table:table-cell>
          <table:table-cell table:style-name="ce44" office:value-type="float" office:value="1003.5" calcext:value-type="float">
            <text:p><text:s/>1,004 <text:s/></text:p>
          </table:table-cell>
          <table:table-cell table:style-name="ce44" office:value-type="float" office:value="507116.0064" calcext:value-type="float">
            <text:p><text:s/>507,116 <text:s/></text:p>
          </table:table-cell>
          <table:table-cell table:style-name="ce44" office:value-type="float" office:value="453905.124" calcext:value-type="float">
            <text:p><text:s/>453,905 <text:s/></text:p>
          </table:table-cell>
          <table:table-cell table:style-name="ce44" office:value-type="float" office:value="1524290.28545551" calcext:value-type="float">
            <text:p><text:s/>1,524,290 <text:s/></text:p>
          </table:table-cell>
          <table:table-cell table:style-name="ce44" office:value-type="float" office:value="122403.6" calcext:value-type="float">
            <text:p><text:s/>122,404 <text:s/></text:p>
          </table:table-cell>
          <table:table-cell table:style-name="ce44" office:value-type="float" office:value="52986.3992" calcext:value-type="float">
            <text:p><text:s/>52,986 <text:s/></text:p>
          </table:table-cell>
          <table:table-cell table:style-name="ce44" office:value-type="float" office:value="848579.3563695" calcext:value-type="float">
            <text:p><text:s/>848,57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866840.58137844" calcext:value-type="float">
            <text:p><text:s/>4,866,841 <text:s/></text:p>
          </table:table-cell>
          <table:table-cell table:style-name="ce44" office:value-type="float" office:value="943334.117736274" calcext:value-type="float">
            <text:p><text:s/>943,33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1502.612" calcext:value-type="float">
            <text:p><text:s/>11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03528.285538437" calcext:value-type="float">
            <text:p><text:s/>103,528 <text:s/></text:p>
          </table:table-cell>
          <table:table-cell table:style-name="ce42" office:value-type="float" office:value="718288.630056274" calcext:value-type="float">
            <text:p><text:s/>718,2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502.612" calcext:value-type="float">
            <text:p><text:s/>11,5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979.88" calcext:value-type="float">
            <text:p><text:s/>1,980 <text:s/></text:p>
          </table:table-cell>
          <table:table-cell table:style-name="ce42" office:value-type="float" office:value="2728.32" calcext:value-type="float">
            <text:p><text:s/>2,7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3699.84476" calcext:value-type="float">
            <text:p><text:s/>13,700 <text:s/></text:p>
          </table:table-cell>
          <table:table-cell table:style-name="ce42" office:value-type="float" office:value="58016.3455429152" calcext:value-type="float">
            <text:p><text:s/>58,0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12.988" calcext:value-type="float">
            <text:p><text:s/>513 <text:s/></text:p>
          </table:table-cell>
          <table:table-cell table:style-name="ce42" office:value-type="float" office:value="75571.3632" calcext:value-type="float">
            <text:p><text:s/>75,57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17.92" calcext:value-type="float">
            <text:p><text:s/>2,6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1.5414" calcext:value-type="float">
            <text:p><text:s/>2 <text:s/></text:p>
          </table:table-cell>
          <table:table-cell table:style-name="ce42" office:value-type="float" office:value="925.44" calcext:value-type="float">
            <text:p><text:s/>9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16.19724" calcext:value-type="float">
            <text:p><text:s/>916 <text:s/></text:p>
          </table:table-cell>
          <table:table-cell table:style-name="ce42" office:value-type="float" office:value="34018.5289078998" calcext:value-type="float">
            <text:p><text:s/>34,0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88.14792" calcext:value-type="float">
            <text:p><text:s/>88 <text:s/></text:p>
          </table:table-cell>
          <table:table-cell table:style-name="ce42" office:value-type="float" office:value="143.136" calcext:value-type="float">
            <text:p><text:s/>1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4576.7439064204" calcext:value-type="float">
            <text:p><text:s/>54,577 <text:s/></text:p>
          </table:table-cell>
          <table:table-cell table:style-name="ce42" office:value-type="float" office:value="194869.603093459" calcext:value-type="float">
            <text:p><text:s/>194,8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52463.292" calcext:value-type="float">
            <text:p><text:s/>52,463 <text:s/></text:p>
          </table:table-cell>
          <table:table-cell table:style-name="ce42" office:value-type="float" office:value="118590.238894781" calcext:value-type="float">
            <text:p><text:s/>118,5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5704.2848" calcext:value-type="float">
            <text:p>( 15,70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2463.292" calcext:value-type="float">
            <text:p>( 52,463 <text:s/>)</text:p>
          </table:table-cell>
          <table:table-cell table:style-name="ce45" office:value-type="float" office:value="100378.626094781" calcext:value-type="float">
            <text:p>( 100,37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507.328" calcext:value-type="float">
            <text:p>( 2,50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80.9879064204" calcext:value-type="float">
            <text:p><text:s/>81 <text:s/></text:p>
          </table:table-cell>
          <table:table-cell table:style-name="ce42" office:value-type="float" office:value="53628.13685472" calcext:value-type="float">
            <text:p><text:s/>53,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856.064" calcext:value-type="float">
            <text:p><text:s/>1,856 <text:s/></text:p>
          </table:table-cell>
          <table:table-cell table:style-name="ce42" office:value-type="float" office:value="22651.2273439584" calcext:value-type="float">
            <text:p><text:s/>22,6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76.4" calcext:value-type="float">
            <text:p><text:s/>176 <text:s/></text:p>
          </table:table-cell>
          <table:table-cell table:number-columns-repeated="8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575.33516" calcext:value-type="float">
            <text:p><text:s/>1,575 <text:s/></text:p>
          </table:table-cell>
          <table:table-cell table:style-name="ce42" office:value-type="float" office:value="18241.72224" calcext:value-type="float">
            <text:p><text:s/>18,2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25.53516" calcext:value-type="float">
            <text:p><text:s/>26 <text:s/></text:p>
          </table:table-cell>
          <table:table-cell table:style-name="ce42" office:value-type="float" office:value="9592.9152" calcext:value-type="float">
            <text:p><text:s/>9,5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0.01532" calcext:value-type="float">
            <text:p><text:s/>10 <text:s/></text:p>
          </table:table-cell>
          <table:table-cell table:style-name="ce46" office:value-type="float" office:value="21400.60608" calcext:value-type="float">
            <text:p><text:s/>21,40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2927.2052" calcext:value-type="float">
            <text:p><text:s/>12,927 <text:s/></text:p>
          </table:table-cell>
          <table:table-cell table:style-name="ce42" office:value-type="float" office:value="166157.97024" calcext:value-type="float">
            <text:p><text:s/>166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399.26872" calcext:value-type="float">
            <text:p><text:s/>11,399 <text:s/></text:p>
          </table:table-cell>
          <table:table-cell table:style-name="ce42" office:value-type="float" office:value="21284.26464" calcext:value-type="float">
            <text:p><text:s/>21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27.93648" calcext:value-type="float">
            <text:p><text:s/>1,528 <text:s/></text:p>
          </table:table-cell>
          <table:table-cell table:style-name="ce42" office:value-type="float" office:value="144873.7056" calcext:value-type="float">
            <text:p><text:s/>144,8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321.72" calcext:value-type="float">
            <text:p>( 322 <text:s/>)</text:p>
          </table:table-cell>
          <table:table-cell table:style-name="ce45" office:value-type="float" office:value="11880" calcext:value-type="float">
            <text:p>( 11,88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1125.24048" calcext:value-type="float">
            <text:p>( 1,125 <text:s/>)</text:p>
          </table:table-cell>
          <table:table-cell table:style-name="ce47" office:value-type="float" office:value="109000.512" calcext:value-type="float">
            <text:p>( 109,001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820.37864" calcext:value-type="float">
            <text:p><text:s/>4,820 <text:s/></text:p>
          </table:table-cell>
          <table:table-cell table:style-name="ce42" office:value-type="float" office:value="95507.93568" calcext:value-type="float">
            <text:p><text:s/>95,50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502.612" calcext:value-type="float">
            <text:p><text:s/>11,5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815.33864" calcext:value-type="float">
            <text:p><text:s/>4,815 <text:s/></text:p>
          </table:table-cell>
          <table:table-cell table:style-name="ce42" office:value-type="float" office:value="64612.62912" calcext:value-type="float">
            <text:p><text:s/>64,61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1502.612" calcext:value-type="float">
            <text:p><text:s/>11,50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5.04" calcext:value-type="float">
            <text:p><text:s/>5 <text:s/></text:p>
          </table:table-cell>
          <table:table-cell table:style-name="ce42" office:value-type="float" office:value="30895.30656" calcext:value-type="float">
            <text:p><text:s/>30,8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6309.19456" calcext:value-type="float">
            <text:p>( 26,30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41.79148" calcext:value-type="float">
            <text:p><text:s/>242 <text:s/></text:p>
          </table:table-cell>
          <table:table-cell table:style-name="ce42" office:value-type="float" office:value="10888.6176" calcext:value-type="float">
            <text:p><text:s/>10,8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96.67424" calcext:value-type="float">
            <text:p><text:s/>197 <text:s/></text:p>
          </table:table-cell>
          <table:table-cell table:style-name="ce46" office:value-type="float" office:value="1910.304" calcext:value-type="float">
            <text:p><text:s/>1,91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374.81424" calcext:value-type="float">
            <text:p><text:s/>3,375 <text:s/></text:p>
          </table:table-cell>
          <table:table-cell table:style-name="ce42" office:value-type="float" office:value="4412.54976" calcext:value-type="float">
            <text:p><text:s/>4,4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3137.82756" calcext:value-type="float">
            <text:p>( 3,138 <text:s/>)</text:p>
          </table:table-cell>
          <table:table-cell table:style-name="ce45" office:value-type="float" office:value="3155.62176" calcext:value-type="float">
            <text:p>( 3,15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709.82068" calcext:value-type="float">
            <text:p><text:s/>2,710 <text:s/></text:p>
          </table:table-cell>
          <table:table-cell table:style-name="ce42" office:value-type="float" office:value="6618.5472" calcext:value-type="float">
            <text:p><text:s/>6,6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2.495" calcext:value-type="float">
            <text:p><text:s/>12 <text:s/></text:p>
          </table:table-cell>
          <table:table-cell table:style-name="ce42" office:value-type="float" office:value="1028.16" calcext:value-type="float">
            <text:p><text:s/>1,0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706.3054320168" calcext:value-type="float">
            <text:p><text:s/>706 <text:s/></text:p>
          </table:table-cell>
          <table:table-cell table:style-name="ce42" office:value-type="float" office:value="9655.029312" calcext:value-type="float">
            <text:p><text:s/>9,6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152.57176" calcext:value-type="float">
            <text:p><text:s/>5,153 <text:s/></text:p>
          </table:table-cell>
          <table:table-cell table:style-name="ce42" office:value-type="float" office:value="3983.616" calcext:value-type="float">
            <text:p><text:s/>3,9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026485.98548" calcext:value-type="float">
            <text:p><text:s/>4,026,486 <text:s/></text:p>
          </table:table-cell>
          <table:table-cell table:style-name="ce42" office:value-type="float" office:value="35155.056" calcext:value-type="float">
            <text:p><text:s/>35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003360.80732" calcext:value-type="float">
            <text:p><text:s/>4,003,36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34.4" calcext:value-type="float">
            <text:p><text:s/>1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22990.77816" calcext:value-type="float">
            <text:p><text:s/>22,991 <text:s/></text:p>
          </table:table-cell>
          <table:table-cell table:style-name="ce42" office:value-type="float" office:value="35155.056" calcext:value-type="float">
            <text:p><text:s/>35,1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92161.94976" calcext:value-type="float">
            <text:p><text:s/>392,162 <text:s/></text:p>
          </table:table-cell>
          <table:table-cell table:style-name="ce42" office:value-type="float" office:value="22757.8944" calcext:value-type="float">
            <text:p><text:s/>22,7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60200.90748" calcext:value-type="float">
            <text:p><text:s/>60,201 <text:s/></text:p>
          </table:table-cell>
          <table:table-cell table:style-name="ce42" office:value-type="float" office:value="898.752" calcext:value-type="float">
            <text:p><text:s/>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31961.04228" calcext:value-type="float">
            <text:p><text:s/>331,961 <text:s/></text:p>
          </table:table-cell>
          <table:table-cell table:style-name="ce43" office:value-type="float" office:value="21859.1424" calcext:value-type="float">
            <text:p><text:s/>21,85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44664.3606" calcext:value-type="float">
            <text:p><text:s/>344,664 <text:s/></text:p>
          </table:table-cell>
          <table:table-cell table:style-name="ce42" office:value-type="float" office:value="167132.53728" calcext:value-type="float">
            <text:p><text:s/>167,1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66193.32384" calcext:value-type="float">
            <text:p><text:s/>66,193 <text:s/></text:p>
          </table:table-cell>
          <table:table-cell table:style-name="ce42" office:value-type="float" office:value="111137.17632" calcext:value-type="float">
            <text:p><text:s/>111,13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693.8904" calcext:value-type="float">
            <text:p><text:s/>694 <text:s/></text:p>
          </table:table-cell>
          <table:table-cell table:style-name="ce42" office:value-type="float" office:value="2392.992" calcext:value-type="float">
            <text:p><text:s/>2,3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8215.96364" calcext:value-type="float">
            <text:p><text:s/>18,216 <text:s/></text:p>
          </table:table-cell>
          <table:table-cell table:style-name="ce42" office:value-type="float" office:value="4009.92" calcext:value-type="float">
            <text:p><text:s/>4,0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51.87872" calcext:value-type="float">
            <text:p><text:s/>15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682.03364" calcext:value-type="float">
            <text:p><text:s/>1,6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2.80368" calcext:value-type="float">
            <text:p><text:s/>33 <text:s/></text:p>
          </table:table-cell>
          <table:table-cell table:style-name="ce42" office:value-type="float" office:value="6.72" calcext:value-type="float">
            <text:p><text:s/>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666.99864" calcext:value-type="float">
            <text:p><text:s/>667 <text:s/></text:p>
          </table:table-cell>
          <table:table-cell table:style-name="ce42" office:value-type="float" office:value="416.64" calcext:value-type="float">
            <text:p><text:s/>4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4640.96892" calcext:value-type="float">
            <text:p><text:s/>4,641 <text:s/></text:p>
          </table:table-cell>
          <table:table-cell table:style-name="ce42" office:value-type="float" office:value="3843.02016" calcext:value-type="float">
            <text:p><text:s/>3,8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3212.06668" calcext:value-type="float">
            <text:p><text:s/>203,212 <text:s/></text:p>
          </table:table-cell>
          <table:table-cell table:style-name="ce42" office:value-type="float" office:value="1426.8144" calcext:value-type="float">
            <text:p><text:s/>1,4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9174.43244" calcext:value-type="float">
            <text:p><text:s/>49,174 <text:s/></text:p>
          </table:table-cell>
          <table:table-cell table:style-name="ce43" office:value-type="float" office:value="43899.2544" calcext:value-type="float">
            <text:p><text:s/>43,89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3.5" calcext:value-type="float">
            <text:p><text:s/>1,004 <text:s/></text:p>
          </table:table-cell>
          <table:table-cell table:style-name="ce42" office:value-type="float" office:value="507116.0064" calcext:value-type="float">
            <text:p><text:s/>507,116 <text:s/></text:p>
          </table:table-cell>
          <table:table-cell table:style-name="ce42" office:value-type="float" office:value="453905.124" calcext:value-type="float">
            <text:p><text:s/>453,905 <text:s/></text:p>
          </table:table-cell>
          <table:table-cell table:style-name="ce42" office:value-type="float" office:value="1524290.28545551" calcext:value-type="float">
            <text:p><text:s/>1,524,290 <text:s/></text:p>
          </table:table-cell>
          <table:table-cell table:style-name="ce42" office:value-type="float" office:value="122403.6" calcext:value-type="float">
            <text:p><text:s/>122,404 <text:s/></text:p>
          </table:table-cell>
          <table:table-cell table:style-name="ce42" office:value-type="float" office:value="52986.3992" calcext:value-type="float">
            <text:p><text:s/>52,986 <text:s/></text:p>
          </table:table-cell>
          <table:table-cell table:style-name="ce42" office:value-type="float" office:value="837076.7443695" calcext:value-type="float">
            <text:p><text:s/>837,07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3.5" calcext:value-type="float">
            <text:p><text:s/>1,004 <text:s/></text:p>
          </table:table-cell>
          <table:table-cell table:style-name="ce42" office:value-type="float" office:value="507116.0064" calcext:value-type="float">
            <text:p><text:s/>507,116 <text:s/></text:p>
          </table:table-cell>
          <table:table-cell table:style-name="ce42" office:value-type="float" office:value="453905.124" calcext:value-type="float">
            <text:p><text:s/>453,905 <text:s/></text:p>
          </table:table-cell>
          <table:table-cell table:style-name="ce42" office:value-type="float" office:value="1524290.28545551" calcext:value-type="float">
            <text:p><text:s/>1,524,290 <text:s/></text:p>
          </table:table-cell>
          <table:table-cell table:style-name="ce42" office:value-type="float" office:value="122403.6" calcext:value-type="float">
            <text:p><text:s/>122,404 <text:s/></text:p>
          </table:table-cell>
          <table:table-cell table:style-name="ce42" office:value-type="float" office:value="52986.3992" calcext:value-type="float">
            <text:p><text:s/>52,986 <text:s/></text:p>
          </table:table-cell>
          <table:table-cell table:style-name="ce42" office:value-type="float" office:value="837076.7443695" calcext:value-type="float">
            <text:p><text:s/>837,077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44183.360902475" calcext:value-type="float">
            <text:p><text:s/>244,183 <text:s/></text:p>
          </table:table-cell>
          <table:table-cell table:style-name="ce42" office:value-type="float" office:value="3285929.66308153" calcext:value-type="float">
            <text:p><text:s/>3,285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9650.655999" calcext:value-type="float">
            <text:p><text:s/>59,65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19074.609587475" calcext:value-type="float">
            <text:p><text:s/>219,075 <text:s/></text:p>
          </table:table-cell>
          <table:table-cell table:style-name="ce42" office:value-type="float" office:value="2918487.91541253" calcext:value-type="float">
            <text:p><text:s/>2,918,4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20808.758617" calcext:value-type="float">
            <text:p><text:s/>20,809 <text:s/></text:p>
          </table:table-cell>
          <table:table-cell table:style-name="ce42" office:value-type="float" office:value="11339.686714" calcext:value-type="float">
            <text:p><text:s/>11,3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973.351224" calcext:value-type="float">
            <text:p><text:s/>42,9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4299.992698" calcext:value-type="float">
            <text:p><text:s/>4,300 <text:s/></text:p>
          </table:table-cell>
          <table:table-cell table:style-name="ce42" office:value-type="float" office:value="313128.709731" calcext:value-type="float">
            <text:p><text:s/>313,1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59650.655999" calcext:value-type="float">
            <text:p><text:s/>59,651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329.427025" calcext:value-type="float">
            <text:p><text:s/>2,329 <text:s/></text:p>
          </table:table-cell>
          <table:table-cell table:style-name="ce42" office:value-type="float" office:value="1282218.461109" calcext:value-type="float">
            <text:p><text:s/>1,282,2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5943.935698" calcext:value-type="float">
            <text:p><text:s/>35,94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329.427025" calcext:value-type="float">
            <text:p><text:s/>2,329 <text:s/></text:p>
          </table:table-cell>
          <table:table-cell table:style-name="ce43" office:value-type="float" office:value="1282218.461109" calcext:value-type="float">
            <text:p><text:s/>1,282,21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43" office:value-type="float" office:value="35943.935698" calcext:value-type="float">
            <text:p><text:s/>35,944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84272.0008" calcext:value-type="float">
            <text:p><text:s/>84,27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504816.7886467" calcext:value-type="float">
            <text:p><text:s/>1,504,817 <text:s/></text:p>
          </table:table-cell>
          <table:table-cell table:style-name="ce41" office:value-type="float" office:value="158267.596305704" calcext:value-type="float">
            <text:p><text:s/>158,268 <text:s/></text:p>
          </table:table-cell>
          <table:table-cell table:style-name="ce41" office:value-type="float" office:value="141270.4698656" calcext:value-type="float">
            <text:p><text:s/>141,270 <text:s/></text:p>
          </table:table-cell>
          <table:table-cell table:style-name="ce41" office:value-type="float" office:value="20.58" calcext:value-type="float">
            <text:p><text:s/>21 <text:s/></text:p>
          </table:table-cell>
          <table:table-cell table:style-name="ce41" office:value-type="float" office:value="16976.5464401037" calcext:value-type="float">
            <text:p><text:s/>16,977 <text:s/></text:p>
          </table:table-cell>
          <table:table-cell table:style-name="ce41" office:value-type="float" office:value="1346549.192341" calcext:value-type="float">
            <text:p><text:s/>1,346,549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21312513.4053466" calcext:value-type="float">
            <text:p><text:s/>21,312,51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312513.4053466" calcext:value-type="float">
            <text:p><text:s/>21,312,513 <text:s/></text:p>
          </table:table-cell>
          <table:table-cell table:number-columns-repeated="2" table:style-name="ce42" office:value-type="float" office:value="3935.2667395" calcext:value-type="float">
            <text:p><text:s/>3,935 <text:s/></text:p>
          </table:table-cell>
          <table:table-cell table:style-name="ce42" office:value-type="float" office:value="3884.3288395" calcext:value-type="float">
            <text:p><text:s/>3,884 <text:s/></text:p>
          </table:table-cell>
          <table:table-cell table:style-name="ce42" office:value-type="float" office:value="50.9379" calcext:value-type="float">
            <text:p><text:s/>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4722.155264386" calcext:value-type="float">
            <text:p><text:s/>44,722 <text:s/></text:p>
          </table:table-cell>
          <table:table-cell table:style-name="ce42" office:value-type="float" office:value="136358.9955" calcext:value-type="float">
            <text:p><text:s/>136,359 <text:s/></text:p>
          </table:table-cell>
          <table:table-cell table:style-name="ce42" office:value-type="float" office:value="-91636.840235614" calcext:value-type="float">
            <text:p><text:s/>-91,637 <text:s/></text:p>
          </table:table-cell>
          <table:table-cell table:number-columns-repeated="2" table:style-name="ce42" office:value-type="float" office:value="2.9025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.9025" calcext:value-type="float">
            <text:p><text:s/>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1352063.2508822" calcext:value-type="float">
            <text:p><text:s/>21,352,063 <text:s/></text:p>
          </table:table-cell>
          <table:table-cell table:style-name="ce43" office:value-type="float" office:value="-52086.9947" calcext:value-type="float">
            <text:p><text:s/>-52,087 <text:s/></text:p>
          </table:table-cell>
          <table:table-cell table:style-name="ce43" office:value-type="float" office:value="21404150.2455822" calcext:value-type="float">
            <text:p><text:s/>21,404,150 <text:s/></text:p>
          </table:table-cell>
          <table:table-cell table:style-name="ce43" office:value-type="float" office:value="1508749.1528862" calcext:value-type="float">
            <text:p><text:s/>1,508,749 <text:s/></text:p>
          </table:table-cell>
          <table:table-cell table:style-name="ce43" office:value-type="float" office:value="162199.960545204" calcext:value-type="float">
            <text:p><text:s/>162,200 <text:s/></text:p>
          </table:table-cell>
          <table:table-cell table:style-name="ce43" office:value-type="float" office:value="145154.7987051" calcext:value-type="float">
            <text:p><text:s/>145,155 <text:s/></text:p>
          </table:table-cell>
          <table:table-cell table:style-name="ce43" office:value-type="float" office:value="68.6154" calcext:value-type="float">
            <text:p><text:s/>69 <text:s/></text:p>
          </table:table-cell>
          <table:table-cell table:style-name="ce43" office:value-type="float" office:value="16976.5464401037" calcext:value-type="float">
            <text:p><text:s/>16,977 <text:s/></text:p>
          </table:table-cell>
          <table:table-cell table:style-name="ce43" office:value-type="float" office:value="1346549.192341" calcext:value-type="float">
            <text:p><text:s/>1,346,54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23010204.7050822" calcext:value-type="float">
            <text:p><text:s/>23,010,2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010204.7050822" calcext:value-type="float">
            <text:p><text:s/>23,010,205 <text:s/></text:p>
          </table:table-cell>
          <table:table-cell table:number-columns-repeated="2" table:style-name="ce42" office:value-type="float" office:value="42.8895" calcext:value-type="float">
            <text:p><text:s/>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.8895" calcext:value-type="float">
            <text:p><text:s/>4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62607.0261000001" calcext:value-type="float">
            <text:p><text:s/>-62,607 <text:s/></text:p>
          </table:table-cell>
          <table:table-cell table:style-name="ce43" office:value-type="float" office:value="561.696" calcext:value-type="float">
            <text:p><text:s/>562 <text:s/></text:p>
          </table:table-cell>
          <table:table-cell table:style-name="ce43" office:value-type="float" office:value="-63168.7221000001" calcext:value-type="float">
            <text:p><text:s/>-63,169 <text:s/></text:p>
          </table:table-cell>
          <table:table-cell table:style-name="ce43" office:value-type="float" office:value="0.105899999993" calcext:value-type="float">
            <text:p><text:s/>0 <text:s/></text:p>
          </table:table-cell>
          <table:table-cell table:style-name="ce43" office:value-type="float" office:value="0.105900000005" calcext:value-type="float">
            <text:p><text:s/>0 <text:s/></text:p>
          </table:table-cell>
          <table:table-cell table:style-name="ce43" office:value-type="float" office:value="0.000000000005" calcext:value-type="float">
            <text:p><text:s/>0 <text:s/></text:p>
          </table:table-cell>
          <table:table-cell table:style-name="ce43" office:value-type="float" office:value="0.1059" calcext:value-type="float">
            <text:p><text:s/>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2" calcext:value-type="float">
            <text:p><text:s/>-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6989255.5039623" calcext:value-type="float">
            <text:p><text:s/>16,989,256 <text:s/></text:p>
          </table:table-cell>
          <table:table-cell table:style-name="ce42" office:value-type="float" office:value="1394.61898428" calcext:value-type="float">
            <text:p><text:s/>1,395 <text:s/></text:p>
          </table:table-cell>
          <table:table-cell table:style-name="ce42" office:value-type="float" office:value="16987860.884978" calcext:value-type="float">
            <text:p><text:s/>16,987,861 <text:s/></text:p>
          </table:table-cell>
          <table:table-cell table:style-name="ce42" office:value-type="float" office:value="1122500.43098236" calcext:value-type="float">
            <text:p><text:s/>1,122,500 <text:s/></text:p>
          </table:table-cell>
          <table:table-cell table:style-name="ce42" office:value-type="float" office:value="48783.3693459937" calcext:value-type="float">
            <text:p><text:s/>48,783 <text:s/></text:p>
          </table:table-cell>
          <table:table-cell table:style-name="ce42" office:value-type="float" office:value="32063.9817620229" calcext:value-type="float">
            <text:p><text:s/>32,0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19.3875839707" calcext:value-type="float">
            <text:p><text:s/>16,719 <text:s/></text:p>
          </table:table-cell>
          <table:table-cell table:style-name="ce42" office:value-type="float" office:value="1073717.06163637" calcext:value-type="float">
            <text:p><text:s/>1,073,7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51746.1102" calcext:value-type="float">
            <text:p><text:s/>51,7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746.1102" calcext:value-type="float">
            <text:p><text:s/>51,7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6861297.5" calcext:value-type="float">
            <text:p><text:s/>16,861,29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61297.5" calcext:value-type="float">
            <text:p><text:s/>16,861,2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6719.3875839707" calcext:value-type="float">
            <text:p><text:s/>16,71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719.3875839707" calcext:value-type="float">
            <text:p><text:s/>16,7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65.678045" calcext:value-type="float">
            <text:p><text:s/>31,06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065.678045" calcext:value-type="float">
            <text:p><text:s/>31,06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76211.893762263" calcext:value-type="float">
            <text:p><text:s/>76,212 <text:s/></text:p>
          </table:table-cell>
          <table:table-cell table:style-name="ce43" office:value-type="float" office:value="1394.61898428" calcext:value-type="float">
            <text:p><text:s/>1,395 <text:s/></text:p>
          </table:table-cell>
          <table:table-cell table:style-name="ce43" office:value-type="float" office:value="74817.274777983" calcext:value-type="float">
            <text:p><text:s/>74,817 <text:s/></text:p>
          </table:table-cell>
          <table:table-cell table:style-name="ce43" office:value-type="float" office:value="1074715.36535339" calcext:value-type="float">
            <text:p><text:s/>1,074,715 <text:s/></text:p>
          </table:table-cell>
          <table:table-cell table:number-columns-repeated="2" table:style-name="ce43" office:value-type="float" office:value="32063.9817620229" calcext:value-type="float">
            <text:p><text:s/>32,06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42651.38359137" calcext:value-type="float">
            <text:p><text:s/>1,042,65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3206312.494" calcext:value-type="float">
            <text:p><text:s/>23,206,312 <text:s/></text:p>
          </table:table-cell>
          <table:table-cell table:style-name="ce42" office:value-type="float" office:value="1606054.4595" calcext:value-type="float">
            <text:p><text:s/>1,606,054 <text:s/></text:p>
          </table:table-cell>
          <table:table-cell table:style-name="ce42" office:value-type="float" office:value="21600258.0345" calcext:value-type="float">
            <text:p><text:s/>21,600,2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23206312.494" calcext:value-type="float">
            <text:p><text:s/>23,206,312 <text:s/></text:p>
          </table:table-cell>
          <table:table-cell table:style-name="ce43" office:value-type="float" office:value="1606054.4595" calcext:value-type="float">
            <text:p><text:s/>1,606,054 <text:s/></text:p>
          </table:table-cell>
          <table:table-cell table:style-name="ce43" office:value-type="float" office:value="21600258.0345" calcext:value-type="float">
            <text:p><text:s/>21,600,25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80804.08391558" calcext:value-type="float">
            <text:p><text:s/>480,804 <text:s/></text:p>
          </table:table-cell>
          <table:table-cell table:style-name="ce42" office:value-type="float" office:value="17931.9024" calcext:value-type="float">
            <text:p><text:s/>17,932 <text:s/></text:p>
          </table:table-cell>
          <table:table-cell table:style-name="ce42" office:value-type="float" office:value="462872.18151558" calcext:value-type="float">
            <text:p><text:s/>462,8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480587.00321558" calcext:value-type="float">
            <text:p><text:s/>480,587 <text:s/></text:p>
          </table:table-cell>
          <table:table-cell table:style-name="ce42" office:value-type="float" office:value="17719.3928" calcext:value-type="float">
            <text:p><text:s/>17,719 <text:s/></text:p>
          </table:table-cell>
          <table:table-cell table:style-name="ce42" office:value-type="float" office:value="462867.61041558" calcext:value-type="float">
            <text:p><text:s/>462,8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51.6216" calcext:value-type="float">
            <text:p><text:s/>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65.4591" calcext:value-type="float">
            <text:p><text:s/>165 <text:s/></text:p>
          </table:table-cell>
          <table:table-cell table:style-name="ce43" office:value-type="float" office:value="160.888" calcext:value-type="float">
            <text:p><text:s/>161 <text:s/></text:p>
          </table:table-cell>
          <table:table-cell table:style-name="ce43" office:value-type="float" office:value="4.5711" calcext:value-type="float">
            <text:p><text:s/>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4140718.47802216" calcext:value-type="float">
            <text:p><text:s/>4,140,718 <text:s/></text:p>
          </table:table-cell>
          <table:table-cell table:style-name="ce44" office:value-type="float" office:value="1534079.24741572" calcext:value-type="float">
            <text:p><text:s/>1,534,079 <text:s/></text:p>
          </table:table-cell>
          <table:table-cell table:style-name="ce44" office:value-type="float" office:value="2606639.23060644" calcext:value-type="float">
            <text:p><text:s/>2,606,639 <text:s/></text:p>
          </table:table-cell>
          <table:table-cell table:style-name="ce44" office:value-type="float" office:value="386205.726503845" calcext:value-type="float">
            <text:p><text:s/>386,206 <text:s/></text:p>
          </table:table-cell>
          <table:table-cell table:style-name="ce44" office:value-type="float" office:value="113373.59579921" calcext:value-type="float">
            <text:p><text:s/>113,374 <text:s/></text:p>
          </table:table-cell>
          <table:table-cell table:style-name="ce44" office:value-type="float" office:value="113090.816943077" calcext:value-type="float">
            <text:p><text:s/>113,091 <text:s/></text:p>
          </table:table-cell>
          <table:table-cell table:style-name="ce44" office:value-type="float" office:value="25.62" calcext:value-type="float">
            <text:p><text:s/>26 <text:s/></text:p>
          </table:table-cell>
          <table:table-cell table:style-name="ce44" office:value-type="float" office:value="257.158856133" calcext:value-type="float">
            <text:p><text:s/>257 <text:s/></text:p>
          </table:table-cell>
          <table:table-cell table:style-name="ce44" office:value-type="float" office:value="272832.130704635" calcext:value-type="float">
            <text:p><text:s/>272,83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4140718.47802216" calcext:value-type="float">
            <text:p><text:s/>4,140,718 <text:s/></text:p>
          </table:table-cell>
          <table:table-cell table:style-name="ce44" office:value-type="float" office:value="1534079.24741572" calcext:value-type="float">
            <text:p><text:s/>1,534,079 <text:s/></text:p>
          </table:table-cell>
          <table:table-cell table:style-name="ce44" office:value-type="float" office:value="2606639.23060644" calcext:value-type="float">
            <text:p><text:s/>2,606,639 <text:s/></text:p>
          </table:table-cell>
          <table:table-cell table:style-name="ce44" office:value-type="float" office:value="386205.726503845" calcext:value-type="float">
            <text:p><text:s/>386,206 <text:s/></text:p>
          </table:table-cell>
          <table:table-cell table:style-name="ce44" office:value-type="float" office:value="113373.59579921" calcext:value-type="float">
            <text:p><text:s/>113,374 <text:s/></text:p>
          </table:table-cell>
          <table:table-cell table:style-name="ce44" office:value-type="float" office:value="113090.816943077" calcext:value-type="float">
            <text:p><text:s/>113,091 <text:s/></text:p>
          </table:table-cell>
          <table:table-cell table:style-name="ce44" office:value-type="float" office:value="25.62" calcext:value-type="float">
            <text:p><text:s/>26 <text:s/></text:p>
          </table:table-cell>
          <table:table-cell table:style-name="ce44" office:value-type="float" office:value="257.158856133" calcext:value-type="float">
            <text:p><text:s/>257 <text:s/></text:p>
          </table:table-cell>
          <table:table-cell table:style-name="ce44" office:value-type="float" office:value="272832.130704635" calcext:value-type="float">
            <text:p><text:s/>272,8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986800.64592216" calcext:value-type="float">
            <text:p><text:s/>2,986,801 <text:s/></text:p>
          </table:table-cell>
          <table:table-cell table:style-name="ce42" office:value-type="float" office:value="558108.55941572" calcext:value-type="float">
            <text:p><text:s/>558,109 <text:s/></text:p>
          </table:table-cell>
          <table:table-cell table:style-name="ce42" office:value-type="float" office:value="2428692.08650644" calcext:value-type="float">
            <text:p><text:s/>2,428,692 <text:s/></text:p>
          </table:table-cell>
          <table:table-cell table:style-name="ce42" office:value-type="float" office:value="386180.106503845" calcext:value-type="float">
            <text:p><text:s/>386,180 <text:s/></text:p>
          </table:table-cell>
          <table:table-cell table:style-name="ce42" office:value-type="float" office:value="113347.97579921" calcext:value-type="float">
            <text:p><text:s/>113,348 <text:s/></text:p>
          </table:table-cell>
          <table:table-cell table:style-name="ce42" office:value-type="float" office:value="113090.816943077" calcext:value-type="float">
            <text:p><text:s/>113,0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.158856133" calcext:value-type="float">
            <text:p><text:s/>257 <text:s/></text:p>
          </table:table-cell>
          <table:table-cell table:style-name="ce42" office:value-type="float" office:value="272832.130704635" calcext:value-type="float">
            <text:p><text:s/>272,8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03605.12421572" calcext:value-type="float">
            <text:p><text:s/>203,605 <text:s/></text:p>
          </table:table-cell>
          <table:table-cell table:style-name="ce42" office:value-type="float" office:value="56780.16101572" calcext:value-type="float">
            <text:p><text:s/>56,780 <text:s/></text:p>
          </table:table-cell>
          <table:table-cell table:style-name="ce42" office:value-type="float" office:value="146824.9632" calcext:value-type="float">
            <text:p><text:s/>146,825 <text:s/></text:p>
          </table:table-cell>
          <table:table-cell table:number-columns-repeated="3" table:style-name="ce42" office:value-type="float" office:value="19676.1343828335" calcext:value-type="float">
            <text:p><text:s/>19,67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45532.3009" calcext:value-type="float">
            <text:p><text:s/>145,532 <text:s/></text:p>
          </table:table-cell>
          <table:table-cell table:style-name="ce42" office:value-type="float" office:value="46404.3992" calcext:value-type="float">
            <text:p><text:s/>46,404 <text:s/></text:p>
          </table:table-cell>
          <table:table-cell table:style-name="ce42" office:value-type="float" office:value="99127.9017" calcext:value-type="float">
            <text:p><text:s/>99,1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8111.4898" calcext:value-type="float">
            <text:p><text:s/>8,111 <text:s/></text:p>
          </table:table-cell>
          <table:table-cell table:style-name="ce42" office:value-type="float" office:value="1207.5088" calcext:value-type="float">
            <text:p><text:s/>1,208 <text:s/></text:p>
          </table:table-cell>
          <table:table-cell table:style-name="ce42" office:value-type="float" office:value="6903.981" calcext:value-type="float">
            <text:p><text:s/>6,9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708.1009" calcext:value-type="float">
            <text:p><text:s/>4,708 <text:s/></text:p>
          </table:table-cell>
          <table:table-cell table:style-name="ce42" office:value-type="float" office:value="1684.424" calcext:value-type="float">
            <text:p><text:s/>1,684 <text:s/></text:p>
          </table:table-cell>
          <table:table-cell table:style-name="ce42" office:value-type="float" office:value="3023.6769" calcext:value-type="float">
            <text:p><text:s/>3,0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46610.5724" calcext:value-type="float">
            <text:p><text:s/>46,611 <text:s/></text:p>
          </table:table-cell>
          <table:table-cell table:style-name="ce42" office:value-type="float" office:value="10990.7864" calcext:value-type="float">
            <text:p><text:s/>10,991 <text:s/></text:p>
          </table:table-cell>
          <table:table-cell table:style-name="ce42" office:value-type="float" office:value="35619.786" calcext:value-type="float">
            <text:p><text:s/>35,620 <text:s/></text:p>
          </table:table-cell>
          <table:table-cell table:style-name="ce42" office:value-type="float" office:value="109664.77234204" calcext:value-type="float">
            <text:p><text:s/>109,665 <text:s/></text:p>
          </table:table-cell>
          <table:table-cell table:number-columns-repeated="2" table:style-name="ce42" office:value-type="float" office:value="93395.7410880141" calcext:value-type="float">
            <text:p><text:s/>93,39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69.0312540261" calcext:value-type="float">
            <text:p><text:s/>16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5539.1714" calcext:value-type="float">
            <text:p><text:s/>5,539 <text:s/></text:p>
          </table:table-cell>
          <table:table-cell table:style-name="ce42" office:value-type="float" office:value="1957.0112" calcext:value-type="float">
            <text:p><text:s/>1,957 <text:s/></text:p>
          </table:table-cell>
          <table:table-cell table:style-name="ce42" office:value-type="float" office:value="3582.1602" calcext:value-type="float">
            <text:p><text:s/>3,58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750974.719931731" calcext:value-type="float">
            <text:p><text:s/>750,975 <text:s/></text:p>
          </table:table-cell>
          <table:table-cell table:style-name="ce42" office:value-type="float" office:value="62773.2928" calcext:value-type="float">
            <text:p><text:s/>62,773 <text:s/></text:p>
          </table:table-cell>
          <table:table-cell table:style-name="ce42" office:value-type="float" office:value="688201.427131731" calcext:value-type="float">
            <text:p><text:s/>688,201 <text:s/></text:p>
          </table:table-cell>
          <table:table-cell table:style-name="ce42" office:value-type="float" office:value="308.546904502929" calcext:value-type="float">
            <text:p><text:s/>309 <text:s/></text:p>
          </table:table-cell>
          <table:table-cell table:style-name="ce42" office:value-type="float" office:value="276.10032836244" calcext:value-type="float">
            <text:p><text:s/>276 <text:s/></text:p>
          </table:table-cell>
          <table:table-cell table:style-name="ce42" office:value-type="float" office:value="18.94147222944" calcext:value-type="float">
            <text:p><text:s/>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.158856133" calcext:value-type="float">
            <text:p><text:s/>257 <text:s/></text:p>
          </table:table-cell>
          <table:table-cell table:style-name="ce42" office:value-type="float" office:value="32.446576140489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73356.21821236" calcext:value-type="float">
            <text:p><text:s/>473,356 <text:s/></text:p>
          </table:table-cell>
          <table:table-cell table:style-name="ce42" office:value-type="float" office:value="9982.9232" calcext:value-type="float">
            <text:p><text:s/>9,983 <text:s/></text:p>
          </table:table-cell>
          <table:table-cell table:style-name="ce42" office:value-type="float" office:value="463373.29501236" calcext:value-type="float">
            <text:p><text:s/>463,373 <text:s/></text:p>
          </table:table-cell>
          <table:table-cell table:number-columns-repeated="2" table:style-name="ce42" office:value-type="float" office:value="257.158856133" calcext:value-type="float">
            <text:p><text:s/>2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.158856133" calcext:value-type="float">
            <text:p><text:s/>2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06305.1606" calcext:value-type="float">
            <text:p>( 106,305 <text:s/>)</text:p>
          </table:table-cell>
          <table:table-cell table:style-name="ce45" office:value-type="float" office:value="7544.188" calcext:value-type="float">
            <text:p>( 7,544 <text:s/>)</text:p>
          </table:table-cell>
          <table:table-cell table:style-name="ce45" office:value-type="float" office:value="98760.9726" calcext:value-type="float">
            <text:p>( 98,76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64369.20171236" calcext:value-type="float">
            <text:p>( 364,369 <text:s/>)</text:p>
          </table:table-cell>
          <table:table-cell table:style-name="ce45" office:value-type="float" office:value="2041.64" calcext:value-type="float">
            <text:p>( 2,042 <text:s/>)</text:p>
          </table:table-cell>
          <table:table-cell table:style-name="ce45" office:value-type="float" office:value="362327.56171236" calcext:value-type="float">
            <text:p>( 362,328 <text:s/>)</text:p>
          </table:table-cell>
          <table:table-cell table:number-columns-repeated="2" table:style-name="ce45" office:value-type="float" office:value="257.158856133" calcext:value-type="float">
            <text:p>( 257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7.158856133" calcext:value-type="float">
            <text:p>( 257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2681.8559" calcext:value-type="float">
            <text:p>( 2,682 <text:s/>)</text:p>
          </table:table-cell>
          <table:table-cell table:style-name="ce45" office:value-type="float" office:value="397.0952" calcext:value-type="float">
            <text:p>( 397 <text:s/>)</text:p>
          </table:table-cell>
          <table:table-cell table:style-name="ce45" office:value-type="float" office:value="2284.7607" calcext:value-type="float">
            <text:p>( 2,28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42333.924" calcext:value-type="float">
            <text:p><text:s/>42,334 <text:s/></text:p>
          </table:table-cell>
          <table:table-cell table:style-name="ce42" office:value-type="float" office:value="22899.0288" calcext:value-type="float">
            <text:p><text:s/>22,899 <text:s/></text:p>
          </table:table-cell>
          <table:table-cell table:style-name="ce42" office:value-type="float" office:value="19434.8952" calcext:value-type="float">
            <text:p><text:s/>19,435 <text:s/></text:p>
          </table:table-cell>
          <table:table-cell table:number-columns-repeated="3" table:style-name="ce42" office:value-type="float" office:value="18.94147222944" calcext:value-type="float">
            <text:p><text:s/>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21611.479219371" calcext:value-type="float">
            <text:p><text:s/>221,611 <text:s/></text:p>
          </table:table-cell>
          <table:table-cell table:style-name="ce42" office:value-type="float" office:value="27192.4616" calcext:value-type="float">
            <text:p><text:s/>27,192 <text:s/></text:p>
          </table:table-cell>
          <table:table-cell table:style-name="ce42" office:value-type="float" office:value="194419.017619371" calcext:value-type="float">
            <text:p><text:s/>194,419 <text:s/></text:p>
          </table:table-cell>
          <table:table-cell table:style-name="ce42" office:value-type="float" office:value="32.446576140489" calcext:value-type="float">
            <text:p><text:s/>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.446576140489" calcext:value-type="float">
            <text:p><text:s/>3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3673.0985" calcext:value-type="float">
            <text:p><text:s/>13,673 <text:s/></text:p>
          </table:table-cell>
          <table:table-cell table:style-name="ce46" office:value-type="float" office:value="2698.8792" calcext:value-type="float">
            <text:p><text:s/>2,699 <text:s/></text:p>
          </table:table-cell>
          <table:table-cell table:style-name="ce46" office:value-type="float" office:value="10974.2193" calcext:value-type="float">
            <text:p><text:s/>10,974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78883.3041" calcext:value-type="float">
            <text:p><text:s/>78,883 <text:s/></text:p>
          </table:table-cell>
          <table:table-cell table:style-name="ce42" office:value-type="float" office:value="25710.3312" calcext:value-type="float">
            <text:p><text:s/>25,710 <text:s/></text:p>
          </table:table-cell>
          <table:table-cell table:style-name="ce42" office:value-type="float" office:value="53172.9729" calcext:value-type="float">
            <text:p><text:s/>53,1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65845.4799" calcext:value-type="float">
            <text:p><text:s/>65,845 <text:s/></text:p>
          </table:table-cell>
          <table:table-cell table:style-name="ce42" office:value-type="float" office:value="5845.9224" calcext:value-type="float">
            <text:p><text:s/>5,846 <text:s/></text:p>
          </table:table-cell>
          <table:table-cell table:style-name="ce42" office:value-type="float" office:value="59999.5575" calcext:value-type="float">
            <text:p><text:s/>60,0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79922.6379" calcext:value-type="float">
            <text:p><text:s/>179,923 <text:s/></text:p>
          </table:table-cell>
          <table:table-cell table:style-name="ce46" office:value-type="float" office:value="19523.8792" calcext:value-type="float">
            <text:p><text:s/>19,524 <text:s/></text:p>
          </table:table-cell>
          <table:table-cell table:style-name="ce46" office:value-type="float" office:value="160398.7587" calcext:value-type="float">
            <text:p><text:s/>160,39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47378.7257" calcext:value-type="float">
            <text:p><text:s/>247,379 <text:s/></text:p>
          </table:table-cell>
          <table:table-cell table:style-name="ce42" office:value-type="float" office:value="139158.736" calcext:value-type="float">
            <text:p><text:s/>139,159 <text:s/></text:p>
          </table:table-cell>
          <table:table-cell table:style-name="ce42" office:value-type="float" office:value="108219.9897" calcext:value-type="float">
            <text:p><text:s/>108,22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595.957" calcext:value-type="float">
            <text:p><text:s/>11,596 <text:s/></text:p>
          </table:table-cell>
          <table:table-cell table:style-name="ce42" office:value-type="float" office:value="4511.8464" calcext:value-type="float">
            <text:p><text:s/>4,512 <text:s/></text:p>
          </table:table-cell>
          <table:table-cell table:style-name="ce42" office:value-type="float" office:value="7084.1106" calcext:value-type="float">
            <text:p><text:s/>7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5782.7687" calcext:value-type="float">
            <text:p><text:s/>235,783 <text:s/></text:p>
          </table:table-cell>
          <table:table-cell table:style-name="ce42" office:value-type="float" office:value="134646.8896" calcext:value-type="float">
            <text:p><text:s/>134,647 <text:s/></text:p>
          </table:table-cell>
          <table:table-cell table:style-name="ce42" office:value-type="float" office:value="101135.8791" calcext:value-type="float">
            <text:p><text:s/>101,1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23088.8547" calcext:value-type="float">
            <text:p>( 123,089 <text:s/>)</text:p>
          </table:table-cell>
          <table:table-cell table:style-name="ce45" office:value-type="float" office:value="101176.6528" calcext:value-type="float">
            <text:p>( 101,177 <text:s/>)</text:p>
          </table:table-cell>
          <table:table-cell table:style-name="ce45" office:value-type="float" office:value="21912.2019" calcext:value-type="float">
            <text:p>( 21,91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87444.8984" calcext:value-type="float">
            <text:p>( 87,445 <text:s/>)</text:p>
          </table:table-cell>
          <table:table-cell table:style-name="ce47" office:value-type="float" office:value="30281.6504" calcext:value-type="float">
            <text:p>( 30,282 <text:s/>)</text:p>
          </table:table-cell>
          <table:table-cell table:style-name="ce47" office:value-type="float" office:value="57163.248" calcext:value-type="float">
            <text:p>( 57,163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503136.055874706" calcext:value-type="float">
            <text:p><text:s/>503,136 <text:s/></text:p>
          </table:table-cell>
          <table:table-cell table:style-name="ce42" office:value-type="float" office:value="32801.8056" calcext:value-type="float">
            <text:p><text:s/>32,802 <text:s/></text:p>
          </table:table-cell>
          <table:table-cell table:style-name="ce42" office:value-type="float" office:value="470334.250274706" calcext:value-type="float">
            <text:p><text:s/>470,3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18118.846374706" calcext:value-type="float">
            <text:p><text:s/>418,119 <text:s/></text:p>
          </table:table-cell>
          <table:table-cell table:style-name="ce42" office:value-type="float" office:value="18119.588" calcext:value-type="float">
            <text:p><text:s/>18,120 <text:s/></text:p>
          </table:table-cell>
          <table:table-cell table:style-name="ce42" office:value-type="float" office:value="399999.258374706" calcext:value-type="float">
            <text:p><text:s/>399,9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85017.2095" calcext:value-type="float">
            <text:p><text:s/>85,017 <text:s/></text:p>
          </table:table-cell>
          <table:table-cell table:style-name="ce42" office:value-type="float" office:value="14682.2176" calcext:value-type="float">
            <text:p><text:s/>14,682 <text:s/></text:p>
          </table:table-cell>
          <table:table-cell table:style-name="ce42" office:value-type="float" office:value="70334.9919" calcext:value-type="float">
            <text:p><text:s/>70,33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7884.3035" calcext:value-type="float">
            <text:p>( 57,884 <text:s/>)</text:p>
          </table:table-cell>
          <table:table-cell table:style-name="ce45" office:value-type="float" office:value="3496.8616" calcext:value-type="float">
            <text:p>( 3,497 <text:s/>)</text:p>
          </table:table-cell>
          <table:table-cell table:style-name="ce45" office:value-type="float" office:value="54387.4419" calcext:value-type="float">
            <text:p>( 54,38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00782.1506" calcext:value-type="float">
            <text:p><text:s/>200,782 <text:s/></text:p>
          </table:table-cell>
          <table:table-cell table:style-name="ce42" office:value-type="float" office:value="19179.9256" calcext:value-type="float">
            <text:p><text:s/>19,180 <text:s/></text:p>
          </table:table-cell>
          <table:table-cell table:style-name="ce42" office:value-type="float" office:value="181602.225" calcext:value-type="float">
            <text:p><text:s/>181,6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004.511" calcext:value-type="float">
            <text:p><text:s/>6,005 <text:s/></text:p>
          </table:table-cell>
          <table:table-cell table:style-name="ce46" office:value-type="float" office:value="3265.5896" calcext:value-type="float">
            <text:p><text:s/>3,266 <text:s/></text:p>
          </table:table-cell>
          <table:table-cell table:style-name="ce46" office:value-type="float" office:value="2738.9214" calcext:value-type="float">
            <text:p><text:s/>2,73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13407.1897" calcext:value-type="float">
            <text:p><text:s/>313,407 <text:s/></text:p>
          </table:table-cell>
          <table:table-cell table:style-name="ce42" office:value-type="float" office:value="110477.5864" calcext:value-type="float">
            <text:p><text:s/>110,478 <text:s/></text:p>
          </table:table-cell>
          <table:table-cell table:style-name="ce42" office:value-type="float" office:value="202929.6033" calcext:value-type="float">
            <text:p><text:s/>202,93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223084.2397" calcext:value-type="float">
            <text:p>( 223,084 <text:s/>)</text:p>
          </table:table-cell>
          <table:table-cell table:style-name="ce45" office:value-type="float" office:value="104463.1192" calcext:value-type="float">
            <text:p>( 104,463 <text:s/>)</text:p>
          </table:table-cell>
          <table:table-cell table:style-name="ce45" office:value-type="float" office:value="118621.1205" calcext:value-type="float">
            <text:p>( 118,62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5959.4159" calcext:value-type="float">
            <text:p><text:s/>35,959 <text:s/></text:p>
          </table:table-cell>
          <table:table-cell table:style-name="ce42" office:value-type="float" office:value="15644.3648" calcext:value-type="float">
            <text:p><text:s/>15,644 <text:s/></text:p>
          </table:table-cell>
          <table:table-cell table:style-name="ce42" office:value-type="float" office:value="20315.0511" calcext:value-type="float">
            <text:p><text:s/>20,3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style-name="ce42" office:value-type="float" office:value="76.8114" calcext:value-type="float">
            <text:p><text:s/>77 <text:s/></text:p>
          </table:table-cell>
          <table:table-cell table:style-name="ce42" office:value-type="float" office:value="45.2592" calcext:value-type="float">
            <text:p><text:s/>45 <text:s/></text:p>
          </table:table-cell>
          <table:table-cell table:style-name="ce42" office:value-type="float" office:value="31.5522" calcext:value-type="float">
            <text:p><text:s/>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77516.9119" calcext:value-type="float">
            <text:p><text:s/>177,517 <text:s/></text:p>
          </table:table-cell>
          <table:table-cell table:style-name="ce42" office:value-type="float" office:value="3601.5464" calcext:value-type="float">
            <text:p><text:s/>3,602 <text:s/></text:p>
          </table:table-cell>
          <table:table-cell table:style-name="ce42" office:value-type="float" office:value="173915.3655" calcext:value-type="float">
            <text:p><text:s/>173,9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10142.2512" calcext:value-type="float">
            <text:p><text:s/>10,1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142.2512" calcext:value-type="float">
            <text:p><text:s/>10,142 <text:s/></text:p>
          </table:table-cell>
          <table:table-cell table:style-name="ce42" office:value-type="float" office:value="256530.652874468" calcext:value-type="float">
            <text:p><text:s/>256,5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6530.652874468" calcext:value-type="float">
            <text:p><text:s/>256,5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56.5848" calcext:value-type="float">
            <text:p><text:s/>5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2607.1364" calcext:value-type="float">
            <text:p><text:s/>2,607 <text:s/></text:p>
          </table:table-cell>
          <table:table-cell table:style-name="ce43" office:value-type="float" office:value="999.4448" calcext:value-type="float">
            <text:p><text:s/>999 <text:s/></text:p>
          </table:table-cell>
          <table:table-cell table:style-name="ce43" office:value-type="float" office:value="1607.6916" calcext:value-type="float">
            <text:p><text:s/>1,60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.62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.62" calcext:value-type="float">
            <text:p><text:s/>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.62" calcext:value-type="float">
            <text:p><text:s/>2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.62" calcext:value-type="float">
            <text:p><text:s/>2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592.5453" calcext:value-type="float">
            <text:p><text:s/>3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2.5453" calcext:value-type="float">
            <text:p><text:s/>3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592.5453" calcext:value-type="float">
            <text:p><text:s/>3,59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2.5453" calcext:value-type="float">
            <text:p><text:s/>3,5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12905.84" calcext:value-type="float">
            <text:p><text:s/>412,906 <text:s/></text:p>
          </table:table-cell>
          <table:table-cell table:style-name="ce42" office:value-type="float" office:value="298950.828" calcext:value-type="float">
            <text:p><text:s/>298,951 <text:s/></text:p>
          </table:table-cell>
          <table:table-cell table:style-name="ce42" office:value-type="float" office:value="113955.012" calcext:value-type="float">
            <text:p><text:s/>113,95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style-name="ce42" office:value-type="float" office:value="35445.9346" calcext:value-type="float">
            <text:p><text:s/>35,446 <text:s/></text:p>
          </table:table-cell>
          <table:table-cell table:style-name="ce42" office:value-type="float" office:value="26277.8128" calcext:value-type="float">
            <text:p><text:s/>26,278 <text:s/></text:p>
          </table:table-cell>
          <table:table-cell table:style-name="ce42" office:value-type="float" office:value="9168.1218" calcext:value-type="float">
            <text:p><text:s/>9,16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235562.4437" calcext:value-type="float">
            <text:p><text:s/>235,562 <text:s/></text:p>
          </table:table-cell>
          <table:table-cell table:style-name="ce42" office:value-type="float" office:value="166995.1184" calcext:value-type="float">
            <text:p><text:s/>166,995 <text:s/></text:p>
          </table:table-cell>
          <table:table-cell table:style-name="ce42" office:value-type="float" office:value="68567.3253" calcext:value-type="float">
            <text:p><text:s/>68,56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62.7877" calcext:value-type="float">
            <text:p><text:s/>1,563 <text:s/></text:p>
          </table:table-cell>
          <table:table-cell table:style-name="ce42" office:value-type="float" office:value="1464.4384" calcext:value-type="float">
            <text:p><text:s/>1,464 <text:s/></text:p>
          </table:table-cell>
          <table:table-cell table:style-name="ce42" office:value-type="float" office:value="98.3493" calcext:value-type="float">
            <text:p><text:s/>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79.2656" calcext:value-type="float">
            <text:p><text:s/>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126.3392" calcext:value-type="float">
            <text:p><text:s/>1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562.882" calcext:value-type="float">
            <text:p><text:s/>1,563 <text:s/></text:p>
          </table:table-cell>
          <table:table-cell table:style-name="ce42" office:value-type="float" office:value="1545.3752" calcext:value-type="float">
            <text:p><text:s/>1,545 <text:s/></text:p>
          </table:table-cell>
          <table:table-cell table:style-name="ce42" office:value-type="float" office:value="17.5068" calcext:value-type="float">
            <text:p><text:s/>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style-name="ce42" office:value-type="float" office:value="11095.6524" calcext:value-type="float">
            <text:p><text:s/>11,096 <text:s/></text:p>
          </table:table-cell>
          <table:table-cell table:style-name="ce42" office:value-type="float" office:value="9946.9968" calcext:value-type="float">
            <text:p><text:s/>9,947 <text:s/></text:p>
          </table:table-cell>
          <table:table-cell table:style-name="ce42" office:value-type="float" office:value="1148.6556" calcext:value-type="float">
            <text:p><text:s/>1,1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58627.4963" calcext:value-type="float">
            <text:p><text:s/>58,627 <text:s/></text:p>
          </table:table-cell>
          <table:table-cell table:style-name="ce42" office:value-type="float" office:value="43918.5128" calcext:value-type="float">
            <text:p><text:s/>43,919 <text:s/></text:p>
          </table:table-cell>
          <table:table-cell table:style-name="ce42" office:value-type="float" office:value="14708.9835" calcext:value-type="float">
            <text:p><text:s/>14,7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2851.8784" calcext:value-type="float">
            <text:p><text:s/>12,852 <text:s/></text:p>
          </table:table-cell>
          <table:table-cell table:style-name="ce42" office:value-type="float" office:value="9250.8776" calcext:value-type="float">
            <text:p><text:s/>9,251 <text:s/></text:p>
          </table:table-cell>
          <table:table-cell table:style-name="ce42" office:value-type="float" office:value="3601.0008" calcext:value-type="float">
            <text:p><text:s/>3,60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5991.1601" calcext:value-type="float">
            <text:p><text:s/>55,991 <text:s/></text:p>
          </table:table-cell>
          <table:table-cell table:style-name="ce43" office:value-type="float" office:value="39346.0912" calcext:value-type="float">
            <text:p><text:s/>39,346 <text:s/></text:p>
          </table:table-cell>
          <table:table-cell table:style-name="ce43" office:value-type="float" office:value="16645.0689" calcext:value-type="float">
            <text:p><text:s/>16,64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37419.4468" calcext:value-type="float">
            <text:p><text:s/>737,419 <text:s/></text:p>
          </table:table-cell>
          <table:table-cell table:style-name="ce44" office:value-type="float" office:value="677019.86" calcext:value-type="float">
            <text:p><text:s/>677,020 <text:s/></text:p>
          </table:table-cell>
          <table:table-cell table:style-name="ce44" office:value-type="float" office:value="60399.5868" calcext:value-type="float">
            <text:p><text:s/>60,400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9887172.719069" calcext:value-type="float">
            <text:p><text:s/>99,887,173 <text:s/></text:p>
          </table:table-cell>
          <table:table-cell table:style-name="ce42" office:value-type="float" office:value="20384" calcext:value-type="float">
            <text:p><text:s/>20,384 <text:s/></text:p>
          </table:table-cell>
          <table:table-cell table:style-name="ce42" office:value-type="float" office:value="99866788.719069" calcext:value-type="float">
            <text:p><text:s/>99,866,789 <text:s/></text:p>
          </table:table-cell>
          <table:table-cell table:style-name="ce42" office:value-type="float" office:value="3763151.745547" calcext:value-type="float">
            <text:p><text:s/>3,763,152 <text:s/></text:p>
          </table:table-cell>
          <table:table-cell table:style-name="ce42" office:value-type="float" office:value="202538.511623" calcext:value-type="float">
            <text:p><text:s/>202,539 <text:s/></text:p>
          </table:table-cell>
          <table:table-cell table:style-name="ce42" office:value-type="float" office:value="141366.314018" calcext:value-type="float">
            <text:p><text:s/>141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1172.197605" calcext:value-type="float">
            <text:p><text:s/>61,172 <text:s/></text:p>
          </table:table-cell>
          <table:table-cell table:style-name="ce42" office:value-type="float" office:value="3560613.233924" calcext:value-type="float">
            <text:p><text:s/>3,560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487310.425" calcext:value-type="float">
            <text:p><text:s/>99,487,3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9487310.425" calcext:value-type="float">
            <text:p><text:s/>99,487,3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019.758" calcext:value-type="float">
            <text:p><text:s/>79,020 <text:s/></text:p>
          </table:table-cell>
          <table:table-cell table:style-name="ce42" office:value-type="float" office:value="60750.758" calcext:value-type="float">
            <text:p><text:s/>60,75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750.758" calcext:value-type="float">
            <text:p><text:s/>60,751 <text:s/></text:p>
          </table:table-cell>
          <table:table-cell table:style-name="ce42" office:value-type="float" office:value="18269" calcext:value-type="float">
            <text:p><text:s/>18,26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410.316178" calcext:value-type="float">
            <text:p><text:s/>81,4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1410.316178" calcext:value-type="float">
            <text:p><text:s/>81,4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99862.294069" calcext:value-type="float">
            <text:p><text:s/>399,862 <text:s/></text:p>
          </table:table-cell>
          <table:table-cell table:style-name="ce42" office:value-type="float" office:value="20384" calcext:value-type="float">
            <text:p><text:s/>20,384 <text:s/></text:p>
          </table:table-cell>
          <table:table-cell table:style-name="ce42" office:value-type="float" office:value="379478.294069" calcext:value-type="float">
            <text:p><text:s/>379,478 <text:s/></text:p>
          </table:table-cell>
          <table:table-cell table:style-name="ce42" office:value-type="float" office:value="3602721.671369" calcext:value-type="float">
            <text:p><text:s/>3,602,722 <text:s/></text:p>
          </table:table-cell>
          <table:table-cell table:style-name="ce42" office:value-type="float" office:value="141787.753623" calcext:value-type="float">
            <text:p><text:s/>141,788 <text:s/></text:p>
          </table:table-cell>
          <table:table-cell table:style-name="ce42" office:value-type="float" office:value="141366.314018" calcext:value-type="float">
            <text:p><text:s/>141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1.439605" calcext:value-type="float">
            <text:p><text:s/>421 <text:s/></text:p>
          </table:table-cell>
          <table:table-cell table:style-name="ce42" office:value-type="float" office:value="3460933.917746" calcext:value-type="float">
            <text:p><text:s/>3,460,9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83804.853367" calcext:value-type="float">
            <text:p><text:s/>83,80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804.853367" calcext:value-type="float">
            <text:p><text:s/>83,805 <text:s/></text:p>
          </table:table-cell>
          <table:table-cell table:style-name="ce42" office:value-type="float" office:value="861745.081516" calcext:value-type="float">
            <text:p><text:s/>861,745 <text:s/></text:p>
          </table:table-cell>
          <table:table-cell table:number-columns-repeated="2" table:style-name="ce42" office:value-type="float" office:value="117977.571755" calcext:value-type="float">
            <text:p><text:s/>117,9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3767.509761" calcext:value-type="float">
            <text:p><text:s/>743,76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83804.853367" calcext:value-type="float">
            <text:p><text:s/>83,80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3804.853367" calcext:value-type="float">
            <text:p><text:s/>83,805 <text:s/></text:p>
          </table:table-cell>
          <table:table-cell table:style-name="ce43" office:value-type="float" office:value="861745.081516" calcext:value-type="float">
            <text:p><text:s/>861,745 <text:s/></text:p>
          </table:table-cell>
          <table:table-cell table:number-columns-repeated="2" table:style-name="ce43" office:value-type="float" office:value="117977.571755" calcext:value-type="float">
            <text:p><text:s/>117,978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43767.509761" calcext:value-type="float">
            <text:p><text:s/>743,768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59647.096596" calcext:value-type="float">
            <text:p><text:s/>259,647 <text:s/></text:p>
          </table:table-cell>
          <table:table-cell table:style-name="ce41" office:value-type="float" office:value="1644.08694" calcext:value-type="float">
            <text:p><text:s/>1,644 <text:s/></text:p>
          </table:table-cell>
          <table:table-cell table:style-name="ce41" office:value-type="float" office:value="524198.3182348" calcext:value-type="float">
            <text:p><text:s/>524,198 <text:s/></text:p>
          </table:table-cell>
          <table:table-cell table:style-name="ce41" office:value-type="float" office:value="209248.703388" calcext:value-type="float">
            <text:p><text:s/>209,249 <text:s/></text:p>
          </table:table-cell>
          <table:table-cell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193327.854818" calcext:value-type="float">
            <text:p><text:s/>8,193,3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193327.854818" calcext:value-type="float">
            <text:p><text:s/>8,193,328 <text:s/></text:p>
          </table:table-cell>
          <table:table-cell table:style-name="ce43" office:value-type="float" office:value="259647.096596" calcext:value-type="float">
            <text:p><text:s/>259,647 <text:s/></text:p>
          </table:table-cell>
          <table:table-cell table:style-name="ce43" office:value-type="float" office:value="1644.08694" calcext:value-type="float">
            <text:p><text:s/>1,644 <text:s/></text:p>
          </table:table-cell>
          <table:table-cell table:style-name="ce43" office:value-type="float" office:value="524198.3182348" calcext:value-type="float">
            <text:p><text:s/>524,198 <text:s/></text:p>
          </table:table-cell>
          <table:table-cell table:style-name="ce43" office:value-type="float" office:value="209248.703388" calcext:value-type="float">
            <text:p><text:s/>209,24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-50672.30862944" calcext:value-type="float">
            <text:p><text:s/>-50,67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193327.854818" calcext:value-type="float">
            <text:p><text:s/>8,193,328 <text:s/></text:p>
          </table:table-cell>
          <table:table-cell table:style-name="ce42" office:value-type="float" office:value="531313.949136" calcext:value-type="float">
            <text:p><text:s/>531,314 <text:s/></text:p>
          </table:table-cell>
          <table:table-cell table:style-name="ce42" office:value-type="float" office:value="1644.08694" calcext:value-type="float">
            <text:p><text:s/>1,644 <text:s/></text:p>
          </table:table-cell>
          <table:table-cell table:style-name="ce42" office:value-type="float" office:value="524198.3182348" calcext:value-type="float">
            <text:p><text:s/>524,198 <text:s/></text:p>
          </table:table-cell>
          <table:table-cell table:style-name="ce42" office:value-type="float" office:value="209248.703388" calcext:value-type="float">
            <text:p><text:s/>209,2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193327.854818" calcext:value-type="float">
            <text:p><text:s/>8,193,328 <text:s/></text:p>
          </table:table-cell>
          <table:table-cell table:style-name="ce42" office:value-type="float" office:value="531287.161168" calcext:value-type="float">
            <text:p><text:s/>531,2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186.1697408" calcext:value-type="float">
            <text:p><text:s/>70,186 <text:s/></text:p>
          </table:table-cell>
          <table:table-cell table:style-name="ce42" office:value-type="float" office:value="207361.000034" calcext:value-type="float">
            <text:p><text:s/>207,3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.787968" calcext:value-type="float">
            <text:p><text:s/>27 <text:s/></text:p>
          </table:table-cell>
          <table:table-cell table:style-name="ce42" office:value-type="float" office:value="1644.08694" calcext:value-type="float">
            <text:p><text:s/>1,644 <text:s/></text:p>
          </table:table-cell>
          <table:table-cell table:style-name="ce42" office:value-type="float" office:value="454012.148494" calcext:value-type="float">
            <text:p><text:s/>454,012 <text:s/></text:p>
          </table:table-cell>
          <table:table-cell table:style-name="ce42" office:value-type="float" office:value="1887.703354" calcext:value-type="float">
            <text:p><text:s/>1,8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666.85254" calcext:value-type="float">
            <text:p><text:s/>271,6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2032.3611188" calcext:value-type="float">
            <text:p><text:s/>24,092,032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666.85254" calcext:value-type="float">
            <text:p><text:s/>271,66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092032.3611188" calcext:value-type="float">
            <text:p><text:s/>24,092,032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60317.59099656" calcext:value-type="float">
            <text:p><text:s/>1,660,3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3.457568" calcext:value-type="float">
            <text:p><text:s/>2,97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459.25180856" calcext:value-type="float">
            <text:p><text:s/>230,4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8879.454016" calcext:value-type="float">
            <text:p><text:s/>838,87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9080.542" calcext:value-type="float">
            <text:p><text:s/>339,08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447.45041" calcext:value-type="float">
            <text:p><text:s/>204,447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4477.435194" calcext:value-type="float">
            <text:p><text:s/>44,477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15453.372388" calcext:value-type="float">
            <text:p><text:s/>815,453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666933.7063637" calcext:value-type="float">
            <text:p><text:s/>21,666,934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1666933.7063637" calcext:value-type="float">
            <text:p><text:s/>21,666,9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63833.755334" calcext:value-type="float">
            <text:p><text:s/>12,963,8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170.690608" calcext:value-type="float">
            <text:p><text:s/>22,1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872.170022" calcext:value-type="float">
            <text:p><text:s/>382,87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1600.757692" calcext:value-type="float">
            <text:p><text:s/>411,60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77.50719" calcext:value-type="float">
            <text:p><text:s/>12,7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295.185694" calcext:value-type="float">
            <text:p><text:s/>34,2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342.922526" calcext:value-type="float">
            <text:p><text:s/>311,3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058.833124" calcext:value-type="float">
            <text:p><text:s/>47,05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80953.69978" calcext:value-type="float">
            <text:p><text:s/>2,680,9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86286.771402" calcext:value-type="float">
            <text:p><text:s/>1,986,28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91098.099118" calcext:value-type="float">
            <text:p>( 491,09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81056.073672" calcext:value-type="float">
            <text:p>( 1,481,05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4132.598612" calcext:value-type="float">
            <text:p>( 14,133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5795.617868" calcext:value-type="float">
            <text:p><text:s/>325,79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7317.083996" calcext:value-type="float">
            <text:p><text:s/>267,317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1554.226514" calcext:value-type="float">
            <text:p><text:s/>101,55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332.589234" calcext:value-type="float">
            <text:p><text:s/>115,3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858.581784" calcext:value-type="float">
            <text:p><text:s/>91,85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67860.668122" calcext:value-type="float">
            <text:p><text:s/>467,8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5003.172412" calcext:value-type="float">
            <text:p><text:s/>495,00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887.949376" calcext:value-type="float">
            <text:p><text:s/>161,88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3115.223036" calcext:value-type="float">
            <text:p><text:s/>333,11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167.790626" calcext:value-type="float">
            <text:p>( 34,168 <text:s/>)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47923.582272" calcext:value-type="float">
            <text:p>( 247,924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8913.34025" calcext:value-type="float">
            <text:p><text:s/>1,568,91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3418.175424" calcext:value-type="float">
            <text:p><text:s/>1,373,41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5495.164826" calcext:value-type="float">
            <text:p><text:s/>195,49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9617.910998" calcext:value-type="float">
            <text:p>( 69,618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73838.946798" calcext:value-type="float">
            <text:p><text:s/>573,839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36746.25498" calcext:value-type="float">
            <text:p><text:s/>236,7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87433.132836" calcext:value-type="float">
            <text:p><text:s/>4,787,43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4399675.949276" calcext:value-type="float">
            <text:p>( 4,399,67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0319.760156" calcext:value-type="float">
            <text:p><text:s/>230,32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663.58168" calcext:value-type="float">
            <text:p><text:s/>88,6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9624.538218" calcext:value-type="float">
            <text:p><text:s/>99,62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6083.57936" calcext:value-type="float">
            <text:p><text:s/>216,08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9083.842868" calcext:value-type="float">
            <text:p><text:s/>89,08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7367.55299144" calcext:value-type="float">
            <text:p><text:s/>127,36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4710.266938" calcext:value-type="float">
            <text:p><text:s/>124,7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7.28605344" calcext:value-type="float">
            <text:p><text:s/>2,65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1507.389554" calcext:value-type="float">
            <text:p><text:s/>281,5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284.198652" calcext:value-type="float">
            <text:p><text:s/>193,284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8223.190902" calcext:value-type="float">
            <text:p><text:s/>88,2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76416.88437264" calcext:value-type="float">
            <text:p><text:s/>3,976,4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2833.778242" calcext:value-type="float">
            <text:p><text:s/>982,83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3943.453794" calcext:value-type="float">
            <text:p><text:s/>643,94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017.396016" calcext:value-type="float">
            <text:p><text:s/>183,01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263.730198" calcext:value-type="float">
            <text:p><text:s/>95,26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9721.545492" calcext:value-type="float">
            <text:p><text:s/>209,72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612.07855824" calcext:value-type="float">
            <text:p><text:s/>202,6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6526.260006" calcext:value-type="float">
            <text:p><text:s/>146,52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05458.168588" calcext:value-type="float">
            <text:p><text:s/>805,45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9427.2937044" calcext:value-type="float">
            <text:p><text:s/>389,427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17613.179774" calcext:value-type="float">
            <text:p><text:s/>317,613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317808.1241116" calcext:value-type="float">
            <text:p><text:s/>4,317,80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1440245.03" calcext:value-type="float">
            <text:p><text:s/>31,440,245 <text:s/></text:p>
          </table:table-cell>
          <table:table-cell table:style-name="ce42" office:value-type="float" office:value="6178069.176" calcext:value-type="float">
            <text:p><text:s/>6,178,069 <text:s/></text:p>
          </table:table-cell>
          <table:table-cell table:style-name="ce42" office:value-type="float" office:value="1911.729" calcext:value-type="float">
            <text:p><text:s/>1,912 <text:s/></text:p>
          </table:table-cell>
          <table:table-cell table:style-name="ce42" office:value-type="float" office:value="6095329.2818" calcext:value-type="float">
            <text:p><text:s/>6,095,329 <text:s/></text:p>
          </table:table-cell>
          <table:table-cell table:style-name="ce42" office:value-type="float" office:value="2420581.985" calcext:value-type="float">
            <text:p><text:s/>2,420,58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440245.03" calcext:value-type="float">
            <text:p><text:s/>31,440,245 <text:s/></text:p>
          </table:table-cell>
          <table:table-cell table:style-name="ce42" office:value-type="float" office:value="6177757.688" calcext:value-type="float">
            <text:p><text:s/>6,177,7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6118.2528" calcext:value-type="float">
            <text:p><text:s/>816,118 <text:s/></text:p>
          </table:table-cell>
          <table:table-cell table:style-name="ce42" office:value-type="float" office:value="2411174.419" calcext:value-type="float">
            <text:p><text:s/>2,411,17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.488" calcext:value-type="float">
            <text:p><text:s/>311 <text:s/></text:p>
          </table:table-cell>
          <table:table-cell table:style-name="ce42" office:value-type="float" office:value="1911.729" calcext:value-type="float">
            <text:p><text:s/>1,912 <text:s/></text:p>
          </table:table-cell>
          <table:table-cell table:style-name="ce42" office:value-type="float" office:value="5279211.029" calcext:value-type="float">
            <text:p><text:s/>5,279,211 <text:s/></text:p>
          </table:table-cell>
          <table:table-cell table:style-name="ce42" office:value-type="float" office:value="9407.566" calcext:value-type="float">
            <text:p><text:s/>9,4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9年(西元2020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93990.6" calcext:value-type="float">
            <text:p><text:s/>93,99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751475.92601415" calcext:value-type="float">
            <text:p><text:s/>2,751,476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881039.525683" calcext:value-type="float">
            <text:p><text:s/>121,881,040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60256.9780765" calcext:value-type="float">
            <text:p><text:s/>13,060,257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5571.61648" calcext:value-type="float">
            <text:p><text:s/>1,195,572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6836.716" calcext:value-type="float">
            <text:p><text:s/>1,866,837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5279.1349063" calcext:value-type="float">
            <text:p><text:s/>1,545,279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3990.6" calcext:value-type="float">
            <text:p><text:s/>93,99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06964571.006234" calcext:value-type="float">
            <text:p><text:s/>106,964,571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16338.4889394" calcext:value-type="float">
            <text:p><text:s/>26,716,338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073627.39333418" calcext:value-type="float">
            <text:p><text:s/>-1,073,627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94928.327824" calcext:value-type="float">
            <text:p><text:s/>105,194,928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64854.44628815" calcext:value-type="float">
            <text:p><text:s/>5,564,854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15151.9864" calcext:value-type="float">
            <text:p><text:s/>4,515,152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348894.3793161" calcext:value-type="float">
            <text:p><text:s/>38,348,894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763517.8357608" calcext:value-type="float">
            <text:p><text:s/>45,763,518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5958.110739971" calcext:value-type="float">
            <text:p><text:s/>825,958 <text:s/></text:p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9468.752445" calcext:value-type="float">
            <text:p><text:s/>469,469 <text:s/></text:p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07082.81687359" calcext:value-type="float">
            <text:p><text:s/>9,707,083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9961.2738538" calcext:value-type="float">
            <text:p><text:s/>2,249,961 <text:s/></text:p>
          </table:table-cell>
          <table:table-cell table:style-name="ce42" office:value-type="float" office:value="101630574.503171" calcext:value-type="float">
            <text:p><text:s/>101,630,575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49961.2738538" calcext:value-type="float">
            <text:p><text:s/>2,249,961 <text:s/></text:p>
          </table:table-cell>
          <table:table-cell table:style-name="ce42" office:value-type="float" office:value="75120179.7620433" calcext:value-type="float">
            <text:p><text:s/>75,120,180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510394.7411274" calcext:value-type="float">
            <text:p><text:s/>26,510,395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4980.4102664" calcext:value-type="float">
            <text:p><text:s/>514,980 <text:s/></text:p>
          </table:table-cell>
          <table:table-cell table:style-name="ce42" office:value-type="float" office:value="6358141.96663247" calcext:value-type="float">
            <text:p><text:s/>6,358,142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2795.7640459" calcext:value-type="float">
            <text:p><text:s/>562,796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6428.787043" calcext:value-type="float">
            <text:p><text:s/>566,429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73.457568" calcext:value-type="float">
            <text:p><text:s/>2,973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3020.3844664" calcext:value-type="float">
            <text:p><text:s/>443,020 <text:s/></text:p>
          </table:table-cell>
          <table:table-cell table:style-name="ce42" office:value-type="float" office:value="3725179.81485557" calcext:value-type="float">
            <text:p><text:s/>3,725,180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0347.173416" calcext:value-type="float">
            <text:p><text:s/>840,347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080.542" calcext:value-type="float">
            <text:p><text:s/>339,081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960.0258" calcext:value-type="float">
            <text:p><text:s/>71,960 <text:s/></text:p>
          </table:table-cell>
          <table:table-cell table:style-name="ce42" office:value-type="float" office:value="276671.47621" calcext:value-type="float">
            <text:p><text:s/>276,671 <text:s/></text:p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664.951494" calcext:value-type="float">
            <text:p><text:s/>44,665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897429.7311012" calcext:value-type="float">
            <text:p><text:s/>897,430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93990.6" calcext:value-type="float">
            <text:p><text:s/>93,991 <text:s/></text:p>
          </table:table-cell>
          <table:table-cell table:style-name="ce44" office:value-type="float" office:value="1734980.8635874" calcext:value-type="float">
            <text:p><text:s/>1,734,981 <text:s/></text:p>
          </table:table-cell>
          <table:table-cell table:style-name="ce44" office:value-type="float" office:value="70501934.3882424" calcext:value-type="float">
            <text:p><text:s/>70,501,934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3990.6" calcext:value-type="float">
            <text:p><text:s/>93,991 <text:s/></text:p>
          </table:table-cell>
          <table:table-cell table:style-name="ce44" office:value-type="float" office:value="1734980.8635874" calcext:value-type="float">
            <text:p><text:s/>1,734,981 <text:s/></text:p>
          </table:table-cell>
          <table:table-cell table:style-name="ce44" office:value-type="float" office:value="48515387.8737752" calcext:value-type="float">
            <text:p><text:s/>48,515,388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34019.0683504" calcext:value-type="float">
            <text:p><text:s/>1,734,019 <text:s/></text:p>
          </table:table-cell>
          <table:table-cell table:style-name="ce42" office:value-type="float" office:value="24189682.2885168" calcext:value-type="float">
            <text:p><text:s/>24,189,682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99.228300571" calcext:value-type="float">
            <text:p><text:s/>28,699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358.0906" calcext:value-type="float">
            <text:p><text:s/>23,358 <text:s/></text:p>
          </table:table-cell>
          <table:table-cell table:style-name="ce42" office:value-type="float" office:value="753177.77314714" calcext:value-type="float">
            <text:p><text:s/>753,178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576.7092868" calcext:value-type="float">
            <text:p><text:s/>42,577 <text:s/></text:p>
          </table:table-cell>
          <table:table-cell table:style-name="ce42" office:value-type="float" office:value="889383.1766885" calcext:value-type="float">
            <text:p><text:s/>889,383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17.1128" calcext:value-type="float">
            <text:p><text:s/>417 <text:s/></text:p>
          </table:table-cell>
          <table:table-cell table:style-name="ce42" office:value-type="float" office:value="25653.344385791" calcext:value-type="float">
            <text:p><text:s/>25,653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129.81435828" calcext:value-type="float">
            <text:p><text:s/>40,130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82.9794" calcext:value-type="float">
            <text:p><text:s/>4,883 <text:s/></text:p>
          </table:table-cell>
          <table:table-cell table:style-name="ce42" office:value-type="float" office:value="1017146.81650166" calcext:value-type="float">
            <text:p><text:s/>1,017,14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87.880042578" calcext:value-type="float">
            <text:p><text:s/>54,888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9846.0068836" calcext:value-type="float">
            <text:p><text:s/>1,539,846 <text:s/></text:p>
          </table:table-cell>
          <table:table-cell table:style-name="ce42" office:value-type="float" office:value="7076780.60279056" calcext:value-type="float">
            <text:p><text:s/>7,076,781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4355.7292636" calcext:value-type="float">
            <text:p><text:s/>1,434,356 <text:s/></text:p>
          </table:table-cell>
          <table:table-cell table:style-name="ce42" office:value-type="float" office:value="5506906.14572591" calcext:value-type="float">
            <text:p><text:s/>5,506,906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9943.745242" calcext:value-type="float">
            <text:p>( 349,944 <text:s/>)</text:p>
          </table:table-cell>
          <table:table-cell table:style-name="ce45" office:value-type="float" office:value="1061453.83937959" calcext:value-type="float">
            <text:p>( 1,061,454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084411.9840216" calcext:value-type="float">
            <text:p>( 1,084,412 <text:s/>)</text:p>
          </table:table-cell>
          <table:table-cell table:style-name="ce45" office:value-type="float" office:value="4426130.52383432" calcext:value-type="float">
            <text:p>( 4,426,131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321.782512" calcext:value-type="float">
            <text:p>( 19,322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6242.8212" calcext:value-type="float">
            <text:p><text:s/>76,243 <text:s/></text:p>
          </table:table-cell>
          <table:table-cell table:style-name="ce42" office:value-type="float" office:value="756793.874031516" calcext:value-type="float">
            <text:p><text:s/>756,794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0.474748" calcext:value-type="float">
            <text:p><text:s/>740 <text:s/></text:p>
          </table:table-cell>
          <table:table-cell table:style-name="ce42" office:value-type="float" office:value="594164.97955065" calcext:value-type="float">
            <text:p><text:s/>594,165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8506.981672" calcext:value-type="float">
            <text:p><text:s/>28,507 <text:s/></text:p>
          </table:table-cell>
          <table:table-cell table:style-name="ce46" office:value-type="float" office:value="218915.603482479" calcext:value-type="float">
            <text:p><text:s/>218,916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056.8974" calcext:value-type="float">
            <text:p><text:s/>14,057 <text:s/></text:p>
          </table:table-cell>
          <table:table-cell table:style-name="ce42" office:value-type="float" office:value="248678.898023929" calcext:value-type="float">
            <text:p><text:s/>248,679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273.490378392" calcext:value-type="float">
            <text:p><text:s/>171,273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60098.9272" calcext:value-type="float">
            <text:p><text:s/>60,099 <text:s/></text:p>
          </table:table-cell>
          <table:table-cell table:style-name="ce46" office:value-type="float" office:value="750394.12372025" calcext:value-type="float">
            <text:p><text:s/>750,394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83520.33785866" calcext:value-type="float">
            <text:p><text:s/>1,883,520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7000.10174456" calcext:value-type="float">
            <text:p><text:s/>1,137,000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6520.2361141" calcext:value-type="float">
            <text:p><text:s/>746,520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74735.446852344" calcext:value-type="float">
            <text:p>( 174,735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47455.473603756" calcext:value-type="float">
            <text:p>( 447,455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87.0466" calcext:value-type="float">
            <text:p><text:s/>7,987 <text:s/></text:p>
          </table:table-cell>
          <table:table-cell table:style-name="ce42" office:value-type="float" office:value="3778434.01454944" calcext:value-type="float">
            <text:p><text:s/>3,778,43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31.4872" calcext:value-type="float">
            <text:p><text:s/>4,031 <text:s/></text:p>
          </table:table-cell>
          <table:table-cell table:style-name="ce42" office:value-type="float" office:value="3455198.57761142" calcext:value-type="float">
            <text:p><text:s/>3,455,199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55.5594" calcext:value-type="float">
            <text:p><text:s/>3,956 <text:s/></text:p>
          </table:table-cell>
          <table:table-cell table:style-name="ce42" office:value-type="float" office:value="323235.436938019" calcext:value-type="float">
            <text:p><text:s/>323,235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55.5594" calcext:value-type="float">
            <text:p>( 3,956 <text:s/>)</text:p>
          </table:table-cell>
          <table:table-cell table:style-name="ce45" office:value-type="float" office:value="165086.248333176" calcext:value-type="float">
            <text:p>( 165,086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3.1602" calcext:value-type="float">
            <text:p><text:s/>883 <text:s/></text:p>
          </table:table-cell>
          <table:table-cell table:style-name="ce42" office:value-type="float" office:value="805849.919312626" calcext:value-type="float">
            <text:p><text:s/>805,850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48629.884485215" calcext:value-type="float">
            <text:p><text:s/>248,630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9766.38978" calcext:value-type="float">
            <text:p><text:s/>39,766 <text:s/></text:p>
          </table:table-cell>
          <table:table-cell table:style-name="ce42" office:value-type="float" office:value="5167181.78860395" calcext:value-type="float">
            <text:p><text:s/>5,167,182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9766.38978" calcext:value-type="float">
            <text:p>( 39,766 <text:s/>)</text:p>
          </table:table-cell>
          <table:table-cell table:style-name="ce45" office:value-type="float" office:value="4670488.78243228" calcext:value-type="float">
            <text:p>( 4,670,489 <text:s/>)</text:p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.0046" calcext:value-type="float">
            <text:p><text:s/>15 <text:s/></text:p>
          </table:table-cell>
          <table:table-cell table:style-name="ce42" office:value-type="float" office:value="287908.193077153" calcext:value-type="float">
            <text:p><text:s/>287,908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779.5959775" calcext:value-type="float">
            <text:p><text:s/>88,780 <text:s/></text:p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0.7436" calcext:value-type="float">
            <text:p><text:s/>131 <text:s/></text:p>
          </table:table-cell>
          <table:table-cell table:style-name="ce42" office:value-type="float" office:value="278345.926178" calcext:value-type="float">
            <text:p><text:s/>278,346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3491.912418485" calcext:value-type="float">
            <text:p><text:s/>493,492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728.43131816" calcext:value-type="float">
            <text:p><text:s/>98,728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607.1364" calcext:value-type="float">
            <text:p><text:s/>2,607 <text:s/></text:p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56852.1636156" calcext:value-type="float">
            <text:p><text:s/>12,156,852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697.2096" calcext:value-type="float">
            <text:p><text:s/>71,697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99507.1668642" calcext:value-type="float">
            <text:p><text:s/>11,899,507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844.666938" calcext:value-type="float">
            <text:p><text:s/>124,845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7.28605344" calcext:value-type="float">
            <text:p><text:s/>2,657 <text:s/></text:p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145.83416" calcext:value-type="float">
            <text:p><text:s/>58,146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9233.412014" calcext:value-type="float">
            <text:p><text:s/>709,233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190.036432" calcext:value-type="float">
            <text:p><text:s/>267,190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2043.375582" calcext:value-type="float">
            <text:p><text:s/>442,043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819.718" calcext:value-type="float">
            <text:p><text:s/>2,820 <text:s/></text:p>
          </table:table-cell>
          <table:table-cell table:style-name="ce42" office:value-type="float" office:value="961.795237" calcext:value-type="float">
            <text:p><text:s/>962 <text:s/></text:p>
          </table:table-cell>
          <table:table-cell table:style-name="ce42" office:value-type="float" office:value="5225639.31101516" calcext:value-type="float">
            <text:p><text:s/>5,225,639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7017.12240694" calcext:value-type="float">
            <text:p><text:s/>1,197,017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8531.390965265" calcext:value-type="float">
            <text:p><text:s/>988,531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222.9332181" calcext:value-type="float">
            <text:p><text:s/>211,223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494.874518" calcext:value-type="float">
            <text:p><text:s/>95,495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734.890092" calcext:value-type="float">
            <text:p><text:s/>217,735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4793.78321824" calcext:value-type="float">
            <text:p><text:s/>204,794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934.378783318" calcext:value-type="float">
            <text:p><text:s/>164,934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7.545" calcext:value-type="float">
            <text:p><text:s/>598 <text:s/></text:p>
          </table:table-cell>
          <table:table-cell table:style-name="ce42" office:value-type="float" office:value="874098.481732376" calcext:value-type="float">
            <text:p><text:s/>874,098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819.718" calcext:value-type="float">
            <text:p><text:s/>2,8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01876.222994515" calcext:value-type="float">
            <text:p><text:s/>801,876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364.250237" calcext:value-type="float">
            <text:p><text:s/>364 <text:s/></text:p>
          </table:table-cell>
          <table:table-cell table:style-name="ce43" office:value-type="float" office:value="469935.233086405" calcext:value-type="float">
            <text:p><text:s/>469,935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91170.882" calcext:value-type="float">
            <text:p><text:s/>91,17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233980.69861358" calcext:value-type="float">
            <text:p><text:s/>6,233,981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86546.5144672" calcext:value-type="float">
            <text:p><text:s/>21,986,547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986546.5144672" calcext:value-type="float">
            <text:p><text:s/>21,986,547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8156329.4364422" calcext:value-type="float">
            <text:p>( 18,156,329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0127368.912727" calcext:value-type="float">
            <text:p><text:s/>280,127,369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935519.3428" calcext:value-type="float">
            <text:p><text:s/>235,935,519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90846.569999" calcext:value-type="float">
            <text:p><text:s/>7,490,847 <text:s/></text:p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0632.999997" calcext:value-type="float">
            <text:p><text:s/>1,710,633 <text:s/></text:p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90369.999931" calcext:value-type="float">
            <text:p><text:s/>34,990,370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840335.199944" calcext:value-type="float">
            <text:p><text:s/>29,840,335 <text:s/></text:p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9840335.199944" calcext:value-type="float">
            <text:p><text:s/>29,840,335 <text:s/></text:p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